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" draw:marker-start-width="0.305cm" draw:marker-end="Arrow" draw:marker-end-width="0.305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0cm"/>
    </style:style>
    <style:style style:name="gr9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0" style:family="graphic" style:parent-style-name="standard">
      <style:graphic-properties draw:fill-color="#ffffff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4.551cm" svg:y1="4.041cm" svg:x2="5.059cm" svg:y2="4.041cm">
              <text:p/>
            </draw:line>
            <draw:line draw:style-name="gr1" draw:text-style-name="P1" draw:layer="layout" svg:x1="5.059cm" svg:y1="3.533cm" svg:x2="5.567cm" svg:y2="3.533cm">
              <text:p/>
            </draw:line>
            <draw:line draw:style-name="gr1" draw:text-style-name="P1" draw:layer="layout" svg:x1="5.059cm" svg:y1="3.533cm" svg:x2="5.059cm" svg:y2="4.041cm">
              <text:p/>
            </draw:line>
            <draw:line draw:style-name="gr1" draw:text-style-name="P1" draw:layer="layout" svg:x1="5.567cm" svg:y1="3.533cm" svg:x2="5.567cm" svg:y2="4.041cm">
              <text:p/>
            </draw:line>
          </draw:g>
          <draw:g>
            <draw:line draw:style-name="gr1" draw:text-style-name="P1" draw:layer="layout" svg:x1="5.568cm" svg:y1="4.041cm" svg:x2="6.076cm" svg:y2="4.041cm">
              <text:p/>
            </draw:line>
            <draw:line draw:style-name="gr1" draw:text-style-name="P1" draw:layer="layout" svg:x1="6.076cm" svg:y1="3.533cm" svg:x2="6.584cm" svg:y2="3.533cm">
              <text:p/>
            </draw:line>
            <draw:line draw:style-name="gr1" draw:text-style-name="P1" draw:layer="layout" svg:x1="6.076cm" svg:y1="3.533cm" svg:x2="6.076cm" svg:y2="4.041cm">
              <text:p/>
            </draw:line>
            <draw:line draw:style-name="gr1" draw:text-style-name="P1" draw:layer="layout" svg:x1="6.584cm" svg:y1="3.533cm" svg:x2="6.584cm" svg:y2="4.041cm">
              <text:p/>
            </draw:line>
          </draw:g>
          <draw:g>
            <draw:line draw:style-name="gr1" draw:text-style-name="P1" draw:layer="layout" svg:x1="6.583cm" svg:y1="4.041cm" svg:x2="7.091cm" svg:y2="4.041cm">
              <text:p/>
            </draw:line>
            <draw:line draw:style-name="gr1" draw:text-style-name="P1" draw:layer="layout" svg:x1="7.091cm" svg:y1="3.533cm" svg:x2="7.599cm" svg:y2="3.533cm">
              <text:p/>
            </draw:line>
            <draw:line draw:style-name="gr1" draw:text-style-name="P1" draw:layer="layout" svg:x1="7.091cm" svg:y1="3.533cm" svg:x2="7.091cm" svg:y2="4.041cm">
              <text:p/>
            </draw:line>
            <draw:line draw:style-name="gr1" draw:text-style-name="P1" draw:layer="layout" svg:x1="7.599cm" svg:y1="3.533cm" svg:x2="7.599cm" svg:y2="4.041cm">
              <text:p/>
            </draw:line>
          </draw:g>
          <draw:g>
            <draw:line draw:style-name="gr1" draw:text-style-name="P1" draw:layer="layout" svg:x1="7.599cm" svg:y1="4.041cm" svg:x2="8.107cm" svg:y2="4.041cm">
              <text:p/>
            </draw:line>
            <draw:line draw:style-name="gr1" draw:text-style-name="P1" draw:layer="layout" svg:x1="8.107cm" svg:y1="3.533cm" svg:x2="8.615cm" svg:y2="3.533cm">
              <text:p/>
            </draw:line>
            <draw:line draw:style-name="gr1" draw:text-style-name="P1" draw:layer="layout" svg:x1="8.107cm" svg:y1="3.533cm" svg:x2="8.107cm" svg:y2="4.041cm">
              <text:p/>
            </draw:line>
            <draw:line draw:style-name="gr1" draw:text-style-name="P1" draw:layer="layout" svg:x1="8.615cm" svg:y1="3.533cm" svg:x2="8.615cm" svg:y2="4.041cm">
              <text:p/>
            </draw:line>
          </draw:g>
        </draw:g>
        <draw:g>
          <draw:g>
            <draw:line draw:style-name="gr1" draw:text-style-name="P1" draw:layer="layout" svg:x1="8.615cm" svg:y1="4.041cm" svg:x2="9.123cm" svg:y2="4.041cm">
              <text:p/>
            </draw:line>
            <draw:line draw:style-name="gr1" draw:text-style-name="P1" draw:layer="layout" svg:x1="9.123cm" svg:y1="3.533cm" svg:x2="9.631cm" svg:y2="3.533cm">
              <text:p/>
            </draw:line>
            <draw:line draw:style-name="gr1" draw:text-style-name="P1" draw:layer="layout" svg:x1="9.123cm" svg:y1="3.533cm" svg:x2="9.123cm" svg:y2="4.041cm">
              <text:p/>
            </draw:line>
            <draw:line draw:style-name="gr1" draw:text-style-name="P1" draw:layer="layout" svg:x1="9.631cm" svg:y1="3.533cm" svg:x2="9.631cm" svg:y2="4.041cm">
              <text:p/>
            </draw:line>
          </draw:g>
          <draw:g>
            <draw:line draw:style-name="gr1" draw:text-style-name="P1" draw:layer="layout" svg:x1="9.632cm" svg:y1="4.041cm" svg:x2="10.14cm" svg:y2="4.041cm">
              <text:p/>
            </draw:line>
            <draw:line draw:style-name="gr1" draw:text-style-name="P1" draw:layer="layout" svg:x1="10.14cm" svg:y1="3.533cm" svg:x2="10.648cm" svg:y2="3.533cm">
              <text:p/>
            </draw:line>
            <draw:line draw:style-name="gr1" draw:text-style-name="P1" draw:layer="layout" svg:x1="10.14cm" svg:y1="3.533cm" svg:x2="10.14cm" svg:y2="4.041cm">
              <text:p/>
            </draw:line>
            <draw:line draw:style-name="gr1" draw:text-style-name="P1" draw:layer="layout" svg:x1="10.648cm" svg:y1="3.533cm" svg:x2="10.648cm" svg:y2="4.041cm">
              <text:p/>
            </draw:line>
          </draw:g>
          <draw:g>
            <draw:line draw:style-name="gr1" draw:text-style-name="P1" draw:layer="layout" svg:x1="10.647cm" svg:y1="4.041cm" svg:x2="11.155cm" svg:y2="4.041cm">
              <text:p/>
            </draw:line>
            <draw:line draw:style-name="gr1" draw:text-style-name="P1" draw:layer="layout" svg:x1="11.155cm" svg:y1="3.533cm" svg:x2="11.663cm" svg:y2="3.533cm">
              <text:p/>
            </draw:line>
            <draw:line draw:style-name="gr1" draw:text-style-name="P1" draw:layer="layout" svg:x1="11.155cm" svg:y1="3.533cm" svg:x2="11.155cm" svg:y2="4.041cm">
              <text:p/>
            </draw:line>
            <draw:line draw:style-name="gr1" draw:text-style-name="P1" draw:layer="layout" svg:x1="11.663cm" svg:y1="3.533cm" svg:x2="11.663cm" svg:y2="4.041cm">
              <text:p/>
            </draw:line>
          </draw:g>
          <draw:g>
            <draw:line draw:style-name="gr1" draw:text-style-name="P1" draw:layer="layout" svg:x1="11.663cm" svg:y1="4.041cm" svg:x2="12.171cm" svg:y2="4.041cm">
              <text:p/>
            </draw:line>
            <draw:line draw:style-name="gr1" draw:text-style-name="P1" draw:layer="layout" svg:x1="12.171cm" svg:y1="3.533cm" svg:x2="12.679cm" svg:y2="3.533cm">
              <text:p/>
            </draw:line>
            <draw:line draw:style-name="gr1" draw:text-style-name="P1" draw:layer="layout" svg:x1="12.171cm" svg:y1="3.533cm" svg:x2="12.171cm" svg:y2="4.041cm">
              <text:p/>
            </draw:line>
            <draw:line draw:style-name="gr1" draw:text-style-name="P1" draw:layer="layout" svg:x1="12.679cm" svg:y1="3.533cm" svg:x2="12.679cm" svg:y2="4.041cm">
              <text:p/>
            </draw:line>
          </draw:g>
        </draw:g>
        <draw:line draw:style-name="gr1" draw:text-style-name="P1" draw:layer="layout" svg:x1="6.232cm" svg:y1="5.064cm" svg:x2="6.232cm" svg:y2="5.572cm">
          <text:p/>
        </draw:line>
        <draw:line draw:style-name="gr1" draw:text-style-name="P1" draw:layer="layout" svg:x1="7.232cm" svg:y1="5.064cm" svg:x2="7.232cm" svg:y2="5.572cm">
          <text:p/>
        </draw:line>
        <draw:line draw:style-name="gr1" draw:text-style-name="P1" draw:layer="layout" svg:x1="6.232cm" svg:y1="5.064cm" svg:x2="7.248cm" svg:y2="5.064cm">
          <text:p/>
        </draw:line>
        <draw:line draw:style-name="gr1" draw:text-style-name="P1" draw:layer="layout" svg:x1="6.232cm" svg:y1="5.572cm" svg:x2="4.556cm" svg:y2="5.572cm">
          <text:p/>
        </draw:line>
        <draw:line draw:style-name="gr1" draw:text-style-name="P1" draw:layer="layout" svg:x1="12.684cm" svg:y1="5.572cm" svg:x2="7.223cm" svg:y2="5.572cm">
          <text:p/>
        </draw:line>
        <draw:line draw:style-name="gr1" draw:text-style-name="P1" draw:layer="layout" svg:x1="6.232cm" svg:y1="6.072cm" svg:x2="4.556cm" svg:y2="6.072cm">
          <text:p/>
        </draw:line>
        <draw:line draw:style-name="gr1" draw:text-style-name="P1" draw:layer="layout" svg:x1="6.232cm" svg:y1="5.826cm" svg:x2="6.232cm" svg:y2="6.334cm">
          <text:p/>
        </draw:line>
        <draw:line draw:style-name="gr1" draw:text-style-name="P1" draw:layer="layout" svg:x1="7.232cm" svg:y1="5.826cm" svg:x2="7.232cm" svg:y2="6.334cm">
          <text:p/>
        </draw:line>
        <draw:line draw:style-name="gr1" draw:text-style-name="P1" draw:layer="layout" svg:x1="6.232cm" svg:y1="5.826cm" svg:x2="7.248cm" svg:y2="5.826cm">
          <text:p/>
        </draw:line>
        <draw:line draw:style-name="gr1" draw:text-style-name="P1" draw:layer="layout" svg:x1="6.232cm" svg:y1="6.326cm" svg:x2="7.248cm" svg:y2="6.326cm">
          <text:p/>
        </draw:line>
        <draw:line draw:style-name="gr1" draw:text-style-name="P1" draw:layer="layout" svg:x1="12.685cm" svg:y1="6.072cm" svg:x2="7.224cm" svg:y2="6.072cm">
          <text:p/>
        </draw:line>
        <draw:frame draw:style-name="gr2" draw:text-style-name="P2" draw:layer="layout" svg:width="1.662cm" svg:height="0.725cm" svg:x="2.93cm" svg:y="3.489cm">
          <draw:text-box>
            <text:p><text:span text:style-name="T1">axiClk</text:span></text:p>
          </draw:text-box>
        </draw:frame>
        <draw:frame draw:style-name="gr2" draw:text-style-name="P2" draw:layer="layout" svg:width="2.712cm" svg:height="0.725cm" svg:x="1.814cm" svg:y="4.987cm">
          <draw:text-box>
            <text:p><text:span text:style-name="T1">writeEnable</text:span></text:p>
          </draw:text-box>
        </draw:frame>
        <draw:frame draw:style-name="gr2" draw:text-style-name="P2" draw:layer="layout" svg:width="2.293cm" svg:height="0.725cm" svg:x="2.27cm" svg:y="5.749cm">
          <draw:text-box>
            <text:p><text:span text:style-name="T1">writeData</text:span></text:p>
          </draw:text-box>
        </draw:frame>
        <draw:line draw:style-name="gr1" draw:text-style-name="P1" draw:layer="layout" svg:x1="6.231cm" svg:y1="4.548cm" svg:x2="4.555cm" svg:y2="4.548cm">
          <text:p/>
        </draw:line>
        <draw:line draw:style-name="gr1" draw:text-style-name="P1" draw:layer="layout" svg:x1="6.231cm" svg:y1="4.302cm" svg:x2="6.231cm" svg:y2="4.81cm">
          <text:p/>
        </draw:line>
        <draw:line draw:style-name="gr1" draw:text-style-name="P1" draw:layer="layout" svg:x1="7.231cm" svg:y1="4.302cm" svg:x2="7.231cm" svg:y2="4.81cm">
          <text:p/>
        </draw:line>
        <draw:line draw:style-name="gr1" draw:text-style-name="P1" draw:layer="layout" svg:x1="6.231cm" svg:y1="4.302cm" svg:x2="7.247cm" svg:y2="4.302cm">
          <text:p/>
        </draw:line>
        <draw:line draw:style-name="gr1" draw:text-style-name="P1" draw:layer="layout" svg:x1="6.231cm" svg:y1="4.802cm" svg:x2="7.247cm" svg:y2="4.802cm">
          <text:p/>
        </draw:line>
        <draw:line draw:style-name="gr1" draw:text-style-name="P1" draw:layer="layout" svg:x1="12.684cm" svg:y1="4.548cm" svg:x2="7.223cm" svg:y2="4.548cm">
          <text:p/>
        </draw:line>
        <draw:frame draw:style-name="gr2" draw:text-style-name="P2" draw:layer="layout" svg:width="1.349cm" svg:height="0.725cm" svg:x="3.184cm" svg:y="4.212cm">
          <draw:text-box>
            <text:p><text:span text:style-name="T1">addr</text:span></text:p>
          </draw:text-box>
        </draw:frame>
        <draw:g>
          <draw:g>
            <draw:line draw:style-name="gr1" draw:text-style-name="P1" draw:layer="layout" svg:x1="4.55cm" svg:y1="8.118cm" svg:x2="5.058cm" svg:y2="8.118cm">
              <text:p/>
            </draw:line>
            <draw:line draw:style-name="gr1" draw:text-style-name="P1" draw:layer="layout" svg:x1="5.058cm" svg:y1="7.61cm" svg:x2="5.566cm" svg:y2="7.61cm">
              <text:p/>
            </draw:line>
            <draw:line draw:style-name="gr1" draw:text-style-name="P1" draw:layer="layout" svg:x1="5.058cm" svg:y1="7.61cm" svg:x2="5.058cm" svg:y2="8.118cm">
              <text:p/>
            </draw:line>
            <draw:line draw:style-name="gr1" draw:text-style-name="P1" draw:layer="layout" svg:x1="5.566cm" svg:y1="7.61cm" svg:x2="5.566cm" svg:y2="8.118cm">
              <text:p/>
            </draw:line>
          </draw:g>
          <draw:g>
            <draw:line draw:style-name="gr1" draw:text-style-name="P1" draw:layer="layout" svg:x1="5.567cm" svg:y1="8.118cm" svg:x2="6.075cm" svg:y2="8.118cm">
              <text:p/>
            </draw:line>
            <draw:line draw:style-name="gr1" draw:text-style-name="P1" draw:layer="layout" svg:x1="6.075cm" svg:y1="7.61cm" svg:x2="6.583cm" svg:y2="7.61cm">
              <text:p/>
            </draw:line>
            <draw:line draw:style-name="gr1" draw:text-style-name="P1" draw:layer="layout" svg:x1="6.075cm" svg:y1="7.61cm" svg:x2="6.075cm" svg:y2="8.118cm">
              <text:p/>
            </draw:line>
            <draw:line draw:style-name="gr1" draw:text-style-name="P1" draw:layer="layout" svg:x1="6.583cm" svg:y1="7.61cm" svg:x2="6.583cm" svg:y2="8.118cm">
              <text:p/>
            </draw:line>
          </draw:g>
          <draw:g>
            <draw:line draw:style-name="gr1" draw:text-style-name="P1" draw:layer="layout" svg:x1="6.582cm" svg:y1="8.118cm" svg:x2="7.09cm" svg:y2="8.118cm">
              <text:p/>
            </draw:line>
            <draw:line draw:style-name="gr1" draw:text-style-name="P1" draw:layer="layout" svg:x1="7.09cm" svg:y1="7.61cm" svg:x2="7.598cm" svg:y2="7.61cm">
              <text:p/>
            </draw:line>
            <draw:line draw:style-name="gr1" draw:text-style-name="P1" draw:layer="layout" svg:x1="7.09cm" svg:y1="7.61cm" svg:x2="7.09cm" svg:y2="8.118cm">
              <text:p/>
            </draw:line>
            <draw:line draw:style-name="gr1" draw:text-style-name="P1" draw:layer="layout" svg:x1="7.598cm" svg:y1="7.61cm" svg:x2="7.598cm" svg:y2="8.118cm">
              <text:p/>
            </draw:line>
          </draw:g>
          <draw:g>
            <draw:line draw:style-name="gr1" draw:text-style-name="P1" draw:layer="layout" svg:x1="7.598cm" svg:y1="8.118cm" svg:x2="8.106cm" svg:y2="8.118cm">
              <text:p/>
            </draw:line>
            <draw:line draw:style-name="gr1" draw:text-style-name="P1" draw:layer="layout" svg:x1="8.106cm" svg:y1="7.61cm" svg:x2="8.614cm" svg:y2="7.61cm">
              <text:p/>
            </draw:line>
            <draw:line draw:style-name="gr1" draw:text-style-name="P1" draw:layer="layout" svg:x1="8.106cm" svg:y1="7.61cm" svg:x2="8.106cm" svg:y2="8.118cm">
              <text:p/>
            </draw:line>
            <draw:line draw:style-name="gr1" draw:text-style-name="P1" draw:layer="layout" svg:x1="8.614cm" svg:y1="7.61cm" svg:x2="8.614cm" svg:y2="8.118cm">
              <text:p/>
            </draw:line>
          </draw:g>
        </draw:g>
        <draw:g>
          <draw:g>
            <draw:line draw:style-name="gr1" draw:text-style-name="P1" draw:layer="layout" svg:x1="8.614cm" svg:y1="8.118cm" svg:x2="9.122cm" svg:y2="8.118cm">
              <text:p/>
            </draw:line>
            <draw:line draw:style-name="gr1" draw:text-style-name="P1" draw:layer="layout" svg:x1="9.122cm" svg:y1="7.61cm" svg:x2="9.63cm" svg:y2="7.61cm">
              <text:p/>
            </draw:line>
            <draw:line draw:style-name="gr1" draw:text-style-name="P1" draw:layer="layout" svg:x1="9.122cm" svg:y1="7.61cm" svg:x2="9.122cm" svg:y2="8.118cm">
              <text:p/>
            </draw:line>
            <draw:line draw:style-name="gr1" draw:text-style-name="P1" draw:layer="layout" svg:x1="9.63cm" svg:y1="7.61cm" svg:x2="9.63cm" svg:y2="8.118cm">
              <text:p/>
            </draw:line>
          </draw:g>
          <draw:g>
            <draw:line draw:style-name="gr1" draw:text-style-name="P1" draw:layer="layout" svg:x1="9.631cm" svg:y1="8.118cm" svg:x2="10.139cm" svg:y2="8.118cm">
              <text:p/>
            </draw:line>
            <draw:line draw:style-name="gr1" draw:text-style-name="P1" draw:layer="layout" svg:x1="10.139cm" svg:y1="7.61cm" svg:x2="10.647cm" svg:y2="7.61cm">
              <text:p/>
            </draw:line>
            <draw:line draw:style-name="gr1" draw:text-style-name="P1" draw:layer="layout" svg:x1="10.139cm" svg:y1="7.61cm" svg:x2="10.139cm" svg:y2="8.118cm">
              <text:p/>
            </draw:line>
            <draw:line draw:style-name="gr1" draw:text-style-name="P1" draw:layer="layout" svg:x1="10.647cm" svg:y1="7.61cm" svg:x2="10.647cm" svg:y2="8.118cm">
              <text:p/>
            </draw:line>
          </draw:g>
          <draw:g>
            <draw:line draw:style-name="gr1" draw:text-style-name="P1" draw:layer="layout" svg:x1="10.646cm" svg:y1="8.118cm" svg:x2="11.154cm" svg:y2="8.118cm">
              <text:p/>
            </draw:line>
            <draw:line draw:style-name="gr1" draw:text-style-name="P1" draw:layer="layout" svg:x1="11.154cm" svg:y1="7.61cm" svg:x2="11.662cm" svg:y2="7.61cm">
              <text:p/>
            </draw:line>
            <draw:line draw:style-name="gr1" draw:text-style-name="P1" draw:layer="layout" svg:x1="11.154cm" svg:y1="7.61cm" svg:x2="11.154cm" svg:y2="8.118cm">
              <text:p/>
            </draw:line>
            <draw:line draw:style-name="gr1" draw:text-style-name="P1" draw:layer="layout" svg:x1="11.662cm" svg:y1="7.61cm" svg:x2="11.662cm" svg:y2="8.118cm">
              <text:p/>
            </draw:line>
          </draw:g>
          <draw:g>
            <draw:line draw:style-name="gr1" draw:text-style-name="P1" draw:layer="layout" svg:x1="11.662cm" svg:y1="8.118cm" svg:x2="12.17cm" svg:y2="8.118cm">
              <text:p/>
            </draw:line>
            <draw:line draw:style-name="gr1" draw:text-style-name="P1" draw:layer="layout" svg:x1="12.17cm" svg:y1="7.61cm" svg:x2="12.678cm" svg:y2="7.61cm">
              <text:p/>
            </draw:line>
            <draw:line draw:style-name="gr1" draw:text-style-name="P1" draw:layer="layout" svg:x1="12.17cm" svg:y1="7.61cm" svg:x2="12.17cm" svg:y2="8.118cm">
              <text:p/>
            </draw:line>
            <draw:line draw:style-name="gr1" draw:text-style-name="P1" draw:layer="layout" svg:x1="12.678cm" svg:y1="7.61cm" svg:x2="12.678cm" svg:y2="8.118cm">
              <text:p/>
            </draw:line>
          </draw:g>
        </draw:g>
        <draw:line draw:style-name="gr1" draw:text-style-name="P1" draw:layer="layout" svg:x1="6.231cm" svg:y1="9.141cm" svg:x2="6.231cm" svg:y2="9.649cm">
          <text:p/>
        </draw:line>
        <draw:line draw:style-name="gr1" draw:text-style-name="P1" draw:layer="layout" svg:x1="7.231cm" svg:y1="9.141cm" svg:x2="7.231cm" svg:y2="9.649cm">
          <text:p/>
        </draw:line>
        <draw:line draw:style-name="gr1" draw:text-style-name="P1" draw:layer="layout" svg:x1="6.231cm" svg:y1="9.141cm" svg:x2="7.247cm" svg:y2="9.141cm">
          <text:p/>
        </draw:line>
        <draw:line draw:style-name="gr1" draw:text-style-name="P1" draw:layer="layout" svg:x1="6.231cm" svg:y1="9.649cm" svg:x2="4.555cm" svg:y2="9.649cm">
          <text:p/>
        </draw:line>
        <draw:line draw:style-name="gr1" draw:text-style-name="P1" draw:layer="layout" svg:x1="12.683cm" svg:y1="9.649cm" svg:x2="7.222cm" svg:y2="9.649cm">
          <text:p/>
        </draw:line>
        <draw:line draw:style-name="gr1" draw:text-style-name="P1" draw:layer="layout" svg:x1="8.231cm" svg:y1="10.149cm" svg:x2="4.556cm" svg:y2="10.144cm">
          <text:p/>
        </draw:line>
        <draw:line draw:style-name="gr1" draw:text-style-name="P1" draw:layer="layout" svg:x1="8.231cm" svg:y1="9.903cm" svg:x2="8.231cm" svg:y2="10.411cm">
          <text:p/>
        </draw:line>
        <draw:line draw:style-name="gr1" draw:text-style-name="P1" draw:layer="layout" svg:x1="9.231cm" svg:y1="9.903cm" svg:x2="9.231cm" svg:y2="10.411cm">
          <text:p/>
        </draw:line>
        <draw:line draw:style-name="gr1" draw:text-style-name="P1" draw:layer="layout" svg:x1="8.231cm" svg:y1="9.903cm" svg:x2="9.247cm" svg:y2="9.903cm">
          <text:p/>
        </draw:line>
        <draw:line draw:style-name="gr1" draw:text-style-name="P1" draw:layer="layout" svg:x1="8.231cm" svg:y1="10.403cm" svg:x2="9.247cm" svg:y2="10.403cm">
          <text:p/>
        </draw:line>
        <draw:line draw:style-name="gr1" draw:text-style-name="P1" draw:layer="layout" svg:x1="12.684cm" svg:y1="10.144cm" svg:x2="9.223cm" svg:y2="10.149cm">
          <text:p/>
        </draw:line>
        <draw:frame draw:style-name="gr2" draw:text-style-name="P2" draw:layer="layout" svg:width="1.662cm" svg:height="0.725cm" svg:x="2.881cm" svg:y="7.539cm">
          <draw:text-box>
            <text:p><text:span text:style-name="T1">axiClk</text:span></text:p>
          </draw:text-box>
        </draw:frame>
        <draw:frame draw:style-name="gr2" draw:text-style-name="P2" draw:layer="layout" svg:width="2.657cm" svg:height="0.725cm" svg:x="1.852cm" svg:y="9.051cm">
          <draw:text-box>
            <text:p><text:span text:style-name="T1">readEnable</text:span></text:p>
          </draw:text-box>
        </draw:frame>
        <draw:frame draw:style-name="gr2" draw:text-style-name="P2" draw:layer="layout" svg:width="2.238cm" svg:height="0.725cm" svg:x="2.295cm" svg:y="9.839cm">
          <draw:text-box>
            <text:p><text:span text:style-name="T1">readData</text:span></text:p>
          </draw:text-box>
        </draw:frame>
        <draw:line draw:style-name="gr1" draw:text-style-name="P1" draw:layer="layout" svg:x1="6.23cm" svg:y1="8.625cm" svg:x2="4.554cm" svg:y2="8.625cm">
          <text:p/>
        </draw:line>
        <draw:line draw:style-name="gr1" draw:text-style-name="P1" draw:layer="layout" svg:x1="6.23cm" svg:y1="8.379cm" svg:x2="6.23cm" svg:y2="8.887cm">
          <text:p/>
        </draw:line>
        <draw:line draw:style-name="gr1" draw:text-style-name="P1" draw:layer="layout" svg:x1="7.23cm" svg:y1="8.379cm" svg:x2="7.23cm" svg:y2="8.887cm">
          <text:p/>
        </draw:line>
        <draw:line draw:style-name="gr1" draw:text-style-name="P1" draw:layer="layout" svg:x1="6.23cm" svg:y1="8.379cm" svg:x2="7.246cm" svg:y2="8.379cm">
          <text:p/>
        </draw:line>
        <draw:line draw:style-name="gr1" draw:text-style-name="P1" draw:layer="layout" svg:x1="6.23cm" svg:y1="8.879cm" svg:x2="7.246cm" svg:y2="8.879cm">
          <text:p/>
        </draw:line>
        <draw:line draw:style-name="gr1" draw:text-style-name="P1" draw:layer="layout" svg:x1="12.683cm" svg:y1="8.625cm" svg:x2="7.222cm" svg:y2="8.625cm">
          <text:p/>
        </draw:line>
        <draw:frame draw:style-name="gr2" draw:text-style-name="P2" draw:layer="layout" svg:width="1.349cm" svg:height="0.725cm" svg:x="3.184cm" svg:y="8.34cm">
          <draw:text-box>
            <text:p><text:span text:style-name="T1">addr</text:span></text:p>
          </draw:text-box>
        </draw:frame>
        <draw:line draw:style-name="gr1" draw:text-style-name="P1" draw:layer="layout" svg:x1="8.239cm" svg:y1="10.652cm" svg:x2="8.239cm" svg:y2="11.16cm">
          <text:p/>
        </draw:line>
        <draw:line draw:style-name="gr1" draw:text-style-name="P1" draw:layer="layout" svg:x1="9.239cm" svg:y1="10.652cm" svg:x2="9.239cm" svg:y2="11.16cm">
          <text:p/>
        </draw:line>
        <draw:line draw:style-name="gr1" draw:text-style-name="P1" draw:layer="layout" svg:x1="8.239cm" svg:y1="10.652cm" svg:x2="9.255cm" svg:y2="10.652cm">
          <text:p/>
        </draw:line>
        <draw:line draw:style-name="gr1" draw:text-style-name="P1" draw:layer="layout" svg:x1="8.239cm" svg:y1="11.16cm" svg:x2="4.556cm" svg:y2="11.15cm">
          <text:p/>
        </draw:line>
        <draw:line draw:style-name="gr1" draw:text-style-name="P1" draw:layer="layout" svg:x1="12.684cm" svg:y1="11.15cm" svg:x2="9.229cm" svg:y2="11.16cm">
          <text:p/>
        </draw:line>
        <draw:frame draw:style-name="gr2" draw:text-style-name="P2" draw:layer="layout" svg:width="2.263cm" svg:height="0.725cm" svg:x="2.27cm" svg:y="10.612cm">
          <draw:text-box>
            <text:p><text:span text:style-name="T1">readValid</text:span></text:p>
          </draw:text-box>
        </draw:frame>
      </draw:page>
      <draw:page draw:name="page2" draw:style-name="dp1" draw:master-page-name="Default">
        <draw:custom-shape draw:style-name="gr3" draw:text-style-name="P1" draw:layer="layout" svg:width="22.048cm" svg:height="13.614cm" svg:x="2.777cm" svg:y="2.0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58cm" svg:height="2.21cm" svg:x="6.79cm" svg:y="12.226cm">
          <text:p text:style-name="P1">ArmRceG3I2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1cm" svg:height="2.21cm" svg:x="6.257cm" svg:y="5.622cm">
          <text:p text:style-name="P1">ArmRceG3Clock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011cm" svg:height="2.21cm" svg:x="3.285cm" svg:y="8.441cm">
          <text:p text:style-name="P1">ArmRceG3DmaCntr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58cm" svg:height="2.21cm" svg:x="11.083cm" svg:y="2.599cm">
          <text:p text:style-name="P1">ArmRceG3Cpu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011cm" svg:height="2.21cm" svg:x="17.179cm" svg:y="8.568cm">
          <text:p text:style-name="P1">ArmRceG3LocalBu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837cm" svg:y1="3.692cm" svg:x2="20.862cm" svg:y2="8.543cm">
          <text:p/>
        </draw:line>
        <draw:line draw:style-name="gr5" draw:text-style-name="P1" draw:layer="layout" svg:x1="20.862cm" svg:y1="3.692cm" svg:x2="16.366cm" svg:y2="3.692cm">
          <text:p/>
        </draw:line>
        <draw:line draw:style-name="gr5" draw:text-style-name="P1" draw:layer="layout" svg:x1="9.559cm" svg:y1="3.539cm" svg:x2="11.083cm" svg:y2="3.539cm">
          <text:p/>
        </draw:line>
        <draw:line draw:style-name="gr5" draw:text-style-name="P1" draw:layer="layout" svg:x1="9.585cm" svg:y1="3.514cm" svg:x2="9.585cm" svg:y2="5.647cm">
          <text:p/>
        </draw:line>
        <draw:frame draw:style-name="gr2" draw:layer="layout" svg:width="2.725cm" svg:height="0.962cm" svg:x="18.119cm" svg:y="3.692cm">
          <draw:text-box>
            <text:p>Gp1AXI</text:p>
          </draw:text-box>
        </draw:frame>
        <draw:frame draw:style-name="gr2" draw:layer="layout" svg:width="2.538cm" svg:height="0.962cm" svg:x="6.936cm" svg:y="3.542cm">
          <draw:text-box>
            <text:p>Clk/Rst</text:p>
          </draw:text-box>
        </draw:frame>
        <draw:custom-shape draw:style-name="gr4" draw:text-style-name="P1" draw:layer="layout" svg:width="3.022cm" svg:height="2.21cm" svg:x="19.237cm" svg:y="12.226cm">
          <text:p text:style-name="P1">Local</text:p>
          <text:p text:style-name="P1">Register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811cm" svg:y1="10.778cm" svg:x2="20.811cm" svg:y2="12.251cm">
          <text:p/>
        </draw:line>
        <draw:line draw:style-name="gr6" draw:text-style-name="P1" draw:layer="layout" svg:x1="3.641cm" svg:y1="10.626cm" svg:x2="3.641cm" svg:y2="16.494cm">
          <text:p/>
        </draw:line>
        <draw:line draw:style-name="gr6" draw:text-style-name="P1" draw:layer="layout" svg:x1="4.048cm" svg:y1="10.626cm" svg:x2="4.048cm" svg:y2="16.494cm">
          <text:p/>
        </draw:line>
        <draw:frame draw:style-name="gr2" draw:text-style-name="P1" draw:layer="layout" svg:width="3.283cm" svg:height="1.673cm" svg:x="2.701cm" svg:y="16.494cm">
          <draw:text-box>
            <text:p text:style-name="P1">PPI</text:p>
            <text:p text:style-name="P1">Interfaces</text:p>
          </draw:text-box>
        </draw:frame>
        <draw:line draw:style-name="gr6" draw:text-style-name="P1" draw:layer="layout" svg:x1="15.173cm" svg:y1="4.809cm" svg:x2="15.173cm" svg:y2="16.544cm">
          <text:p/>
        </draw:line>
        <draw:frame draw:style-name="gr2" draw:text-style-name="P1" draw:layer="layout" svg:width="2.898cm" svg:height="1.673cm" svg:x="14.002cm" svg:y="16.471cm">
          <draw:text-box>
            <text:p text:style-name="P1">Ethernet</text:p>
            <text:p text:style-name="P1">Ports</text:p>
          </draw:text-box>
        </draw:frame>
        <draw:line draw:style-name="gr6" draw:text-style-name="P1" draw:layer="layout" svg:x1="15.681cm" svg:y1="4.784cm" svg:x2="15.681cm" svg:y2="16.519cm">
          <text:p/>
        </draw:line>
        <draw:line draw:style-name="gr5" draw:text-style-name="P1" draw:layer="layout" svg:x1="11.439cm" svg:y1="10.169cm" svg:x2="10.296cm" svg:y2="10.169cm">
          <text:p/>
        </draw:line>
        <draw:line draw:style-name="gr5" draw:text-style-name="P1" draw:layer="layout" svg:x1="11.413cm" svg:y1="10.169cm" svg:x2="11.413cm" svg:y2="12.226cm">
          <text:p/>
        </draw:line>
        <draw:frame draw:style-name="gr2" draw:layer="layout" svg:width="3.148cm" svg:height="0.962cm" svg:x="8.213cm" svg:y="10.905cm">
          <draw:text-box>
            <text:p>BSI FIFO</text:p>
          </draw:text-box>
        </draw:frame>
        <draw:line draw:style-name="gr6" draw:text-style-name="P1" draw:layer="layout" svg:x1="8.315cm" svg:y1="14.461cm" svg:x2="8.315cm" svg:y2="16.595cm">
          <text:p/>
        </draw:line>
        <draw:frame draw:style-name="gr2" draw:layer="layout" svg:width="1.912cm" svg:height="1.673cm" svg:x="11.82cm" svg:y="16.544cm">
          <draw:text-box>
            <text:p>CLK/</text:p>
            <text:p>RST</text:p>
          </draw:text-box>
        </draw:frame>
        <draw:line draw:style-name="gr6" draw:text-style-name="P1" draw:layer="layout" svg:x1="23.275cm" svg:y1="10.778cm" svg:x2="23.25cm" svg:y2="16.493cm">
          <text:p/>
        </draw:line>
        <draw:frame draw:style-name="gr2" draw:text-style-name="P1" draw:layer="layout" svg:width="2.013cm" svg:height="1.673cm" svg:x="22.158cm" svg:y="16.519cm">
          <draw:text-box>
            <text:p text:style-name="P1">Local</text:p>
            <text:p text:style-name="P1">Bus</text:p>
          </draw:text-box>
        </draw:frame>
        <draw:line draw:style-name="gr5" draw:text-style-name="P1" draw:layer="layout" svg:x1="12.912cm" svg:y1="6.841cm" svg:x2="12.886cm" svg:y2="16.569cm">
          <text:p/>
        </draw:line>
        <draw:line draw:style-name="gr1" draw:text-style-name="P1" draw:layer="layout" svg:x1="12.887cm" svg:y1="5.953cm" svg:x2="11.668cm" svg:y2="5.953cm">
          <text:p/>
        </draw:line>
        <draw:frame draw:style-name="gr2" draw:layer="layout" svg:width="1.531cm" svg:height="1.673cm" svg:x="7.451cm" svg:y="16.522cm">
          <draw:text-box>
            <text:p>BSI</text:p>
            <text:p>I2C</text:p>
          </draw:text-box>
        </draw:frame>
        <draw:line draw:style-name="gr5" draw:text-style-name="P1" draw:layer="layout" svg:x1="12.887cm" svg:y1="9.407cm" svg:x2="10.296cm" svg:y2="9.407cm">
          <text:p/>
        </draw:line>
        <draw:line draw:style-name="gr5" draw:text-style-name="P1" draw:layer="layout" svg:x1="12.912cm" svg:y1="9.889cm" svg:x2="17.205cm" svg:y2="9.889cm">
          <text:p/>
        </draw:line>
        <draw:line draw:style-name="gr5" draw:text-style-name="P1" draw:layer="layout" svg:x1="17.967cm" svg:y1="13.471cm" svg:x2="12.074cm" svg:y2="13.496cm">
          <text:p/>
        </draw:line>
        <draw:line draw:style-name="gr1" draw:text-style-name="P1" draw:layer="layout" svg:x1="17.967cm" svg:y1="13.471cm" svg:x2="17.967cm" svg:y2="10.804cm">
          <text:p/>
        </draw:line>
        <draw:line draw:style-name="gr5" draw:text-style-name="P1" draw:layer="layout" svg:x1="12.912cm" svg:y1="6.841cm" svg:x2="12.912cm" svg:y2="4.835cm">
          <text:p/>
        </draw:line>
        <draw:line draw:style-name="gr5" draw:text-style-name="P1" draw:layer="layout" svg:x1="12.887cm" svg:y1="12.709cm" svg:x2="19.237cm" svg:y2="12.683cm">
          <text:p/>
        </draw:line>
        <draw:line draw:style-name="gr5" draw:text-style-name="P1" draw:layer="layout" svg:x1="12.887cm" svg:y1="14.004cm" svg:x2="12.023cm" svg:y2="14.004cm">
          <text:p/>
        </draw:line>
        <draw:line draw:style-name="gr5" draw:text-style-name="P1" draw:layer="layout" svg:x1="14.055cm" svg:y1="8.899cm" svg:x2="10.296cm" svg:y2="8.899cm">
          <text:p/>
        </draw:line>
        <draw:line draw:style-name="gr7" draw:text-style-name="P1" draw:layer="layout" svg:x1="14.055cm" svg:y1="8.899cm" svg:x2="14.055cm" svg:y2="4.809cm">
          <text:p/>
        </draw:line>
        <draw:frame draw:style-name="gr8" draw:layer="layout" svg:width="3.431cm" svg:height="0.987cm" draw:transform="rotate (-1.57079632679579) translate (14.229cm 5.112cm)">
          <draw:text-box>
            <text:p>Hp[1:0]Axi</text:p>
          </draw:text-box>
        </draw:frame>
        <draw:frame draw:style-name="gr8" draw:layer="layout" svg:width="2.538cm" svg:height="0.987cm" draw:transform="rotate (-1.57079632679579) translate (12.988cm 5.904cm)">
          <draw:text-box>
            <text:p>Clk/Rst</text:p>
          </draw:text-box>
        </draw:frame>
        <draw:line draw:style-name="gr6" draw:text-style-name="P1" draw:layer="layout" svg:x1="4.454cm" svg:y1="10.626cm" svg:x2="4.454cm" svg:y2="16.494cm">
          <text:p/>
        </draw:line>
        <draw:line draw:style-name="gr6" draw:text-style-name="P1" draw:layer="layout" svg:x1="4.835cm" svg:y1="10.626cm" svg:x2="4.835cm" svg:y2="16.494cm">
          <text:p/>
        </draw:line>
        <draw:frame draw:style-name="gr8" draw:layer="layout" svg:width="3.072cm" svg:height="0.987cm" draw:transform="rotate (-1.57079632679579) translate (14.966cm 5.167cm)">
          <draw:text-box>
            <text:p>AcpAxi &amp;</text:p>
          </draw:text-box>
        </draw:frame>
      </draw:page>
      <draw:page draw:name="page3" draw:style-name="dp1" draw:master-page-name="Default">
        <draw:custom-shape draw:style-name="gr3" draw:text-style-name="P1" draw:layer="layout" svg:width="24.863cm" svg:height="11.023cm" svg:x="1.257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1.93cm" svg:x="4.229cm" svg:y="4.076cm">
          <text:p text:style-name="P1">ArmRceG3IbCntr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83cm" svg:height="1.93cm" svg:x="22.109cm" svg:y="7.553cm">
          <text:p text:style-name="P1">Local</text:p>
          <text:p text:style-name="P1">Registe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1.93cm" svg:x="15.811cm" svg:y="4.051cm">
          <text:p text:style-name="P1">ArmRceG3ObCntr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1.93cm" svg:x="14.389cm" svg:y="10.603cm">
          <text:p text:style-name="P1">ArmRceG3ObPpi</text:p>
          <text:p text:style-name="P1">x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1.93cm" svg:x="4.204cm" svg:y="10.578cm">
          <text:p text:style-name="P1">ArmRceG3IbPpi</text:p>
          <text:p text:style-name="P1">x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52cm" svg:height="1.93cm" svg:x="6.642cm" svg:y="7.124cm">
          <text:p text:style-name="P1">ArmRceG3DmaComp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846cm" svg:y1="8.115cm" svg:x2="13.119cm" svg:y2="8.115cm">
          <text:p/>
        </draw:line>
        <draw:line draw:style-name="gr1" draw:text-style-name="P1" draw:layer="layout" svg:x1="14.872cm" svg:y1="8.089cm" svg:x2="14.872cm" svg:y2="10.553cm">
          <text:p/>
        </draw:line>
        <draw:line draw:style-name="gr5" draw:text-style-name="P1" draw:layer="layout" svg:x1="5.474cm" svg:y1="8.115cm" svg:x2="6.617cm" svg:y2="8.115cm">
          <text:p/>
        </draw:line>
        <draw:line draw:style-name="gr1" draw:text-style-name="P1" draw:layer="layout" svg:x1="5.474cm" svg:y1="8.114cm" svg:x2="5.474cm" svg:y2="10.578cm">
          <text:p/>
        </draw:line>
        <draw:line draw:style-name="gr9" draw:text-style-name="P1" draw:layer="layout" svg:x1="17.92cm" svg:y1="10.629cm" svg:x2="17.92cm" svg:y2="6.006cm">
          <text:p/>
        </draw:line>
        <draw:frame draw:style-name="gr2" draw:layer="layout" svg:width="4.274cm" svg:height="0.962cm" svg:x="13.145cm" svg:y="7.019cm">
          <draw:text-box>
            <text:p>ObComp[3:0]</text:p>
          </draw:text-box>
        </draw:frame>
        <draw:frame draw:style-name="gr2" draw:layer="layout" svg:width="3.961cm" svg:height="0.962cm" svg:x="5.524cm" svg:y="9.337cm">
          <draw:text-box>
            <text:p>IbComp[3:0]</text:p>
          </draw:text-box>
        </draw:frame>
        <draw:line draw:style-name="gr5" draw:text-style-name="P1" draw:layer="layout" svg:x1="4.712cm" svg:y1="10.553cm" svg:x2="4.712cm" svg:y2="6.057cm">
          <text:p/>
        </draw:line>
        <draw:frame draw:style-name="gr2" draw:layer="layout" svg:width="4.35cm" svg:height="0.962cm" draw:transform="rotate (-1.57079632679579) translate (4.759cm 6.44cm)">
          <draw:text-box>
            <text:p>IbHeader[3:0]</text:p>
          </draw:text-box>
        </draw:frame>
        <draw:frame draw:style-name="gr2" draw:layer="layout" svg:width="4.663cm" svg:height="0.962cm" draw:transform="rotate (-1.57079632679579) translate (18.936cm 6.069cm)">
          <draw:text-box>
            <text:p>ObHeader[3:0]</text:p>
          </draw:text-box>
        </draw:frame>
        <draw:line draw:style-name="gr5" draw:text-style-name="P1" draw:layer="layout" svg:x1="22.694cm" svg:y1="15.681cm" svg:x2="22.694cm" svg:y2="9.483cm">
          <text:p/>
        </draw:line>
        <draw:frame draw:style-name="gr2" draw:text-style-name="P1" draw:layer="layout" svg:width="3.283cm" svg:height="0.962cm" svg:x="21.389cm" svg:y="15.782cm">
          <draw:text-box>
            <text:p text:style-name="P1">Local Bus</text:p>
          </draw:text-box>
        </draw:frame>
        <draw:line draw:style-name="gr9" draw:text-style-name="P1" draw:layer="layout" svg:x1="14.872cm" svg:y1="14.719cm" svg:x2="14.872cm" svg:y2="12.56cm">
          <text:p/>
        </draw:line>
        <draw:frame draw:style-name="gr2" draw:layer="layout" svg:width="3.499cm" svg:height="0.962cm" svg:x="12.693cm" svg:y="14.773cm">
          <draw:text-box>
            <text:p>ObPpi[3:0]</text:p>
          </draw:text-box>
        </draw:frame>
        <draw:line draw:style-name="gr5" draw:text-style-name="P1" draw:layer="layout" svg:x1="5.721cm" svg:y1="14.668cm" svg:x2="5.721cm" svg:y2="12.509cm">
          <text:p/>
        </draw:line>
        <draw:frame draw:style-name="gr2" draw:layer="layout" svg:width="3.186cm" svg:height="0.962cm" svg:x="4.171cm" svg:y="14.722cm">
          <draw:text-box>
            <text:p>IbPpi[3:0]</text:p>
          </draw:text-box>
        </draw:frame>
        <draw:line draw:style-name="gr5" draw:text-style-name="P1" draw:layer="layout" svg:x1="24.676cm" svg:y1="9.56cm" svg:x2="24.701cm" svg:y2="14.614cm">
          <text:p/>
        </draw:line>
        <draw:frame draw:style-name="gr2" draw:text-style-name="P1" draw:layer="layout" svg:width="3.118cm" svg:height="0.962cm" svg:x="23.209cm" svg:y="14.49cm">
          <draw:text-box>
            <text:p text:style-name="P1">INT[15:0]</text:p>
          </draw:text-box>
        </draw:frame>
        <draw:line draw:style-name="gr6" draw:text-style-name="P1" draw:layer="layout" svg:x1="24.218cm" svg:y1="5.953cm" svg:x2="24.218cm" svg:y2="7.528cm">
          <text:p/>
        </draw:line>
        <draw:frame draw:style-name="gr2" draw:layer="layout" svg:width="4.054cm" svg:height="1.673cm" svg:x="22.009cm" svg:y="4.254cm">
          <draw:text-box>
            <text:p>To/From</text:p>
            <text:p>Local Blocks</text:p>
          </draw:text-box>
        </draw:frame>
        <draw:line draw:style-name="gr6" draw:text-style-name="P1" draw:layer="layout" svg:x1="20.968cm" svg:y1="14.693cm" svg:x2="20.968cm" svg:y2="6.057cm">
          <text:p/>
        </draw:line>
        <draw:frame draw:style-name="gr2" draw:layer="layout" svg:width="3.11cm" svg:height="0.962cm" svg:x="19.035cm" svg:y="14.744cm">
          <draw:text-box>
            <text:p>AcpRead</text:p>
          </draw:text-box>
        </draw:frame>
        <draw:frame draw:style-name="gr2" draw:layer="layout" svg:width="4.066cm" svg:height="0.962cm" svg:x="15.532cm" svg:y="15.712cm">
          <draw:text-box>
            <text:p>Hp[3:0]Read</text:p>
          </draw:text-box>
        </draw:frame>
        <draw:line draw:style-name="gr6" draw:text-style-name="P1" draw:layer="layout" svg:x1="17.412cm" svg:y1="15.76cm" svg:x2="17.412cm" svg:y2="12.585cm">
          <text:p/>
        </draw:line>
        <draw:line draw:style-name="gr6" draw:text-style-name="P1" draw:layer="layout" svg:x1="8.75cm" svg:y1="15.735cm" svg:x2="8.75cm" svg:y2="12.56cm">
          <text:p/>
        </draw:line>
        <draw:frame draw:style-name="gr2" draw:layer="layout" svg:width="4.016cm" svg:height="0.962cm" svg:x="6.953cm" svg:y="15.738cm">
          <draw:text-box>
            <text:p>Hp[3:0]Write</text:p>
          </draw:text-box>
        </draw:frame>
        <draw:frame draw:style-name="gr2" draw:layer="layout" svg:width="1.531cm" svg:height="0.962cm" svg:x="0.9cm" svg:y="14.744cm">
          <draw:text-box>
            <text:p>BSI</text:p>
          </draw:text-box>
        </draw:frame>
        <draw:frame draw:style-name="gr2" draw:layer="layout" svg:width="3.059cm" svg:height="0.962cm" svg:x="1.725cm" svg:y="15.887cm">
          <draw:text-box>
            <text:p>AcpWrite</text:p>
          </draw:text-box>
        </draw:frame>
        <draw:line draw:style-name="gr5" draw:text-style-name="P1" draw:layer="layout" svg:x1="3.239cm" svg:y1="5.546cm" svg:x2="4.255cm" svg:y2="5.546cm">
          <text:p/>
        </draw:line>
        <draw:line draw:style-name="gr5" draw:text-style-name="P1" draw:layer="layout" svg:x1="3.264cm" svg:y1="5.572cm" svg:x2="3.264cm" svg:y2="15.808cm">
          <text:p/>
        </draw:line>
        <draw:line draw:style-name="gr1" draw:text-style-name="P1" draw:layer="layout" svg:x1="1.715cm" svg:y1="14.741cm" svg:x2="1.715cm" svg:y2="4.581cm">
          <text:p/>
        </draw:line>
        <draw:line draw:style-name="gr5" draw:text-style-name="P1" draw:layer="layout" svg:x1="1.715cm" svg:y1="4.581cm" svg:x2="4.204cm" svg:y2="4.581cm">
          <text:p/>
        </draw:line>
      </draw:page>
      <draw:page draw:name="page4" draw:style-name="dp1" draw:master-page-name="Default">
        <draw:custom-shape draw:style-name="gr3" draw:text-style-name="P1" draw:layer="layout" svg:width="25.044cm" svg:height="10.109cm" svg:x="1cm" svg:y="2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2cm" svg:height="1.93cm" svg:x="1.31cm" svg:y="5.089cm">
          <text:p text:style-name="P1">ArmRceG3IbHeaderFifo</text:p>
          <text:p text:style-name="P1">x4</text:p>
          <draw:enhanced-geometry svg:viewBox="0 0 21600 21600" draw:type="rectangle" draw:enhanced-path="M 0 0 L 21600 0 21600 21600 0 21600 0 0 Z N"/>
        </draw:custom-shape>
        <draw:frame draw:style-name="gr2" draw:layer="layout" svg:width="4.35cm" svg:height="0.962cm" svg:x="3.057cm" svg:y="15.938cm">
          <draw:text-box>
            <text:p>IbHeader[3:0]</text:p>
          </draw:text-box>
        </draw:frame>
        <draw:frame draw:style-name="gr2" draw:layer="layout" svg:width="1.531cm" svg:height="0.962cm" svg:x="16.931cm" svg:y="14.208cm">
          <draw:text-box>
            <text:p>BSI</text:p>
          </draw:text-box>
        </draw:frame>
        <draw:line draw:style-name="gr6" draw:text-style-name="P1" draw:layer="layout" svg:x1="10.428cm" svg:y1="11.109cm" svg:x2="10.403cm" svg:y2="15.247cm">
          <text:p/>
        </draw:line>
        <draw:custom-shape draw:style-name="gr4" draw:text-style-name="P1" draw:layer="layout" svg:width="8.834cm" svg:height="1.93cm" svg:x="10.962cm" svg:y="5.064cm">
          <text:p text:style-name="P1">ArmRceG3IbQWordFifo</text:p>
          <text:p text:style-name="P1">x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112cm" svg:height="1.93cm" svg:x="5.323cm" svg:y="9.153cm">
          <text:p text:style-name="P1">ArmRceG3AxiWriteCntr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91cm" svg:height="2.591cm" svg:x="22.262cm" svg:y="4.784cm">
          <text:p text:style-name="P1">Dirty</text:p>
          <text:p text:style-name="P1">Flags</text:p>
          <text:p text:style-name="P1">x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846cm" svg:y1="5.521cm" svg:x2="22.31cm" svg:y2="5.521cm">
          <text:p/>
        </draw:line>
        <draw:line draw:style-name="gr5" draw:text-style-name="P1" draw:layer="layout" svg:x1="22.183cm" svg:y1="6.207cm" svg:x2="19.872cm" svg:y2="6.207cm">
          <text:p/>
        </draw:line>
        <draw:line draw:style-name="gr5" draw:text-style-name="P1" draw:layer="layout" svg:x1="11.445cm" svg:y1="6.968cm" svg:x2="11.42cm" svg:y2="9.178cm">
          <text:p/>
        </draw:line>
        <draw:line draw:style-name="gr5" draw:text-style-name="P1" draw:layer="layout" svg:x1="7.889cm" svg:y1="7.07cm" svg:x2="7.889cm" svg:y2="9.178cm">
          <text:p/>
        </draw:line>
        <draw:line draw:style-name="gr5" draw:text-style-name="P1" draw:layer="layout" svg:x1="8.955cm" svg:y1="5.953cm" svg:x2="10.937cm" svg:y2="5.953cm">
          <text:p/>
        </draw:line>
        <draw:frame draw:style-name="gr2" draw:layer="layout" svg:width="4.985cm" svg:height="0.962cm" svg:x="7.965cm" svg:y="3.844cm">
          <draw:text-box>
            <text:p>IbHdrComp[3:0]</text:p>
          </draw:text-box>
        </draw:frame>
        <draw:frame draw:style-name="gr2" draw:text-style-name="P1" draw:layer="layout" svg:width="3.207cm" svg:height="1.673cm" svg:x="0.891cm" svg:y="14.182cm">
          <draw:text-box>
            <text:p text:style-name="P1">Free List</text:p>
            <text:p text:style-name="P1">Write[3:0]</text:p>
          </draw:text-box>
        </draw:frame>
        <draw:line draw:style-name="gr5" draw:text-style-name="P1" draw:layer="layout" svg:x1="22.669cm" svg:y1="7.35cm" svg:x2="22.669cm" svg:y2="15.198cm">
          <text:p/>
        </draw:line>
        <draw:frame draw:style-name="gr2" draw:text-style-name="P1" draw:layer="layout" svg:width="3.537cm" svg:height="1.673cm" svg:x="20.304cm" svg:y="15.227cm">
          <draw:text-box>
            <text:p text:style-name="P1">Dirty</text:p>
            <text:p text:style-name="P1">Status[4:0]</text:p>
          </draw:text-box>
        </draw:frame>
        <draw:frame draw:style-name="gr2" draw:layer="layout" svg:width="3.059cm" svg:height="0.962cm" svg:x="8.915cm" svg:y="15.224cm">
          <draw:text-box>
            <text:p>AcpWrite</text:p>
          </draw:text-box>
        </draw:frame>
        <draw:line draw:style-name="gr5" draw:text-style-name="P1" draw:layer="layout" svg:x1="17.515cm" svg:y1="14.258cm" svg:x2="17.515cm" svg:y2="7.07cm">
          <text:p/>
        </draw:line>
        <draw:line draw:style-name="gr5" draw:text-style-name="P1" draw:layer="layout" svg:x1="4.835cm" svg:y1="16.036cm" svg:x2="4.866cm" svg:y2="7.096cm">
          <text:p/>
        </draw:line>
        <draw:frame draw:style-name="gr2" draw:layer="layout" svg:width="2.339cm" svg:height="0.962cm" svg:x="5.8cm" svg:y="14.16cm">
          <draw:text-box>
            <text:p>Config</text:p>
          </draw:text-box>
        </draw:frame>
        <draw:line draw:style-name="gr5" draw:text-style-name="P1" draw:layer="layout" svg:x1="6.918cm" svg:y1="14.131cm" svg:x2="6.949cm" svg:y2="11.083cm">
          <text:p/>
        </draw:line>
        <draw:frame draw:style-name="gr2" draw:text-style-name="P1" draw:layer="layout" svg:width="3.254cm" svg:height="1.673cm" svg:x="23.355cm" svg:y="14.236cm">
          <draw:text-box>
            <text:p text:style-name="P1">Dirty</text:p>
            <text:p text:style-name="P1">Clear[4:0]</text:p>
          </draw:text-box>
        </draw:frame>
        <draw:line draw:style-name="gr5" draw:text-style-name="P1" draw:layer="layout" svg:x1="24.574cm" svg:y1="14.233cm" svg:x2="24.574cm" svg:y2="7.4cm">
          <text:p/>
        </draw:line>
        <draw:line draw:style-name="gr5" draw:text-style-name="P1" draw:layer="layout" svg:x1="2.656cm" svg:y1="14.233cm" svg:x2="2.656cm" svg:y2="7.07cm">
          <text:p/>
        </draw:line>
        <draw:frame draw:style-name="gr2" draw:layer="layout" svg:width="2.339cm" svg:height="0.962cm" svg:x="18.633cm" svg:y="14.262cm">
          <draw:text-box>
            <text:p>Config</text:p>
          </draw:text-box>
        </draw:frame>
        <draw:line draw:style-name="gr5" draw:text-style-name="P1" draw:layer="layout" svg:x1="19.262cm" svg:y1="14.182cm" svg:x2="19.262cm" svg:y2="7.045cm">
          <text:p/>
        </draw:line>
      </draw:page>
      <draw:page draw:name="page5" draw:style-name="dp1" draw:master-page-name="Default">
        <draw:rect draw:style-name="gr10" draw:text-style-name="P1" draw:layer="layout" svg:width="18.491cm" svg:height="4.039cm" svg:x="2.016cm" svg:y="4.074cm">
          <text:p/>
        </draw:rect>
        <draw:custom-shape draw:style-name="gr4" draw:text-style-name="P1" draw:layer="layout" svg:width="3.988cm" svg:height="2.057cm" svg:x="2.549cm" svg:y="5.091cm">
          <text:p text:style-name="P1">Input FIFO</text:p>
          <text:p text:style-name="P1">512x72</text:p>
          <draw:enhanced-geometry svg:viewBox="0 0 21600 21600" draw:type="rectangle" draw:enhanced-path="M 0 0 L 21600 0 21600 21600 0 21600 0 0 Z N"/>
        </draw:custom-shape>
        <draw:frame draw:style-name="gr2" draw:layer="layout" svg:width="3.211cm" svg:height="0.962cm" svg:x="7.605cm" svg:y="8.676cm">
          <draw:text-box>
            <text:p>memDirty</text:p>
          </draw:text-box>
        </draw:frame>
        <draw:line draw:style-name="gr6" draw:text-style-name="P1" draw:layer="layout" svg:x1="6.613cm" svg:y1="6.107cm" svg:x2="9.102cm" svg:y2="6.107cm">
          <text:p/>
        </draw:line>
        <draw:line draw:style-name="gr5" draw:text-style-name="P1" draw:layer="layout" svg:x1="9.686cm" svg:y1="8.672cm" svg:x2="9.662cm" svg:y2="7.148cm">
          <text:p/>
        </draw:line>
        <draw:frame draw:style-name="gr2" draw:layer="layout" svg:width="4.778cm" svg:height="0.962cm" svg:x="21.32cm" svg:y="5.039cm">
          <draw:text-box>
            <text:p>axiWriteToCntrl</text:p>
          </draw:text-box>
        </draw:frame>
        <draw:frame draw:style-name="gr2" draw:text-style-name="P1" draw:layer="layout" svg:width="3.948cm" svg:height="0.962cm" svg:x="1.239cm" svg:y="8.672cm">
          <draw:text-box>
            <text:p text:style-name="P1">qwordToFifo</text:p>
          </draw:text-box>
        </draw:frame>
        <draw:line draw:style-name="gr5" draw:text-style-name="P1" draw:layer="layout" svg:x1="19.77cm" svg:y1="5.599cm" svg:x2="21.269cm" svg:y2="5.623cm">
          <text:p/>
        </draw:line>
        <draw:frame draw:style-name="gr2" draw:layer="layout" svg:width="4.951cm" svg:height="0.962cm" svg:x="7.248cm" svg:y="1.056cm">
          <draw:text-box>
            <text:p>writeDmaId[2:0]</text:p>
          </draw:text-box>
        </draw:frame>
        <draw:line draw:style-name="gr5" draw:text-style-name="P1" draw:layer="layout" svg:x1="21.294cm" svg:y1="6.614cm" svg:x2="19.796cm" svg:y2="6.615cm">
          <text:p/>
        </draw:line>
        <draw:custom-shape draw:style-name="gr4" draw:text-style-name="P1" draw:layer="layout" svg:width="10.617cm" svg:height="2.032cm" svg:x="9.128cm" svg:y="5.116cm">
          <text:p text:style-name="P1">Transfer</text:p>
          <text:p text:style-name="P1">State Machin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948cm" svg:height="0.962cm" svg:x="1.239cm" svg:y="8.672cm">
          <draw:text-box>
            <text:p text:style-name="P1">qwordToFifo</text:p>
          </draw:text-box>
        </draw:frame>
        <draw:frame draw:style-name="gr2" draw:text-style-name="P1" draw:layer="layout" svg:width="4.761cm" svg:height="0.962cm" svg:x="3.082cm" svg:y="10.196cm">
          <draw:text-box>
            <text:p text:style-name="P1">qwordFromFifo</text:p>
          </draw:text-box>
        </draw:frame>
        <draw:line draw:style-name="gr5" draw:text-style-name="P1" draw:layer="layout" svg:x1="5.572cm" svg:y1="7.148cm" svg:x2="5.547cm" svg:y2="10.17cm">
          <text:p/>
        </draw:line>
        <draw:frame draw:style-name="gr2" draw:layer="layout" svg:width="3.321cm" svg:height="0.962cm" svg:x="9.966cm" svg:y="2.605cm">
          <draw:text-box>
            <text:p>fifoEnable</text:p>
          </draw:text-box>
        </draw:frame>
        <draw:line draw:style-name="gr5" draw:text-style-name="P1" draw:layer="layout" svg:x1="3.032cm" svg:y1="8.672cm" svg:x2="3.008cm" svg:y2="7.148cm">
          <text:p/>
        </draw:line>
        <draw:line draw:style-name="gr5" draw:text-style-name="P1" draw:layer="layout" svg:x1="11.693cm" svg:y1="7.174cm" svg:x2="11.668cm" svg:y2="10.196cm">
          <text:p/>
        </draw:line>
        <draw:frame draw:style-name="gr2" draw:layer="layout" svg:width="6.848cm" svg:height="0.962cm" svg:x="11.845cm" svg:y="8.676cm">
          <draw:text-box>
            <text:p>writeDmaBusyOut[7:0]</text:p>
          </draw:text-box>
        </draw:frame>
        <draw:line draw:style-name="gr5" draw:text-style-name="P1" draw:layer="layout" svg:x1="14.23cm" svg:y1="8.672cm" svg:x2="14.206cm" svg:y2="7.148cm">
          <text:p/>
        </draw:line>
        <draw:frame draw:style-name="gr2" draw:layer="layout" svg:width="6.361cm" svg:height="0.962cm" svg:x="15.274cm" svg:y="10.171cm">
          <draw:text-box>
            <text:p>writeDmaBusyIn[7:0]</text:p>
          </draw:text-box>
        </draw:frame>
        <draw:line draw:style-name="gr5" draw:text-style-name="P1" draw:layer="layout" svg:x1="19.313cm" svg:y1="7.174cm" svg:x2="19.288cm" svg:y2="10.196cm">
          <text:p/>
        </draw:line>
        <draw:line draw:style-name="gr5" draw:text-style-name="P1" draw:layer="layout" svg:x1="9.661cm" svg:y1="2.043cm" svg:x2="9.636cm" svg:y2="5.065cm">
          <text:p/>
        </draw:line>
        <draw:line draw:style-name="gr9" draw:text-style-name="P1" draw:layer="layout" svg:x1="11.692cm" svg:y1="5.091cm" svg:x2="11.668cm" svg:y2="3.567cm">
          <text:p/>
        </draw:line>
        <draw:frame draw:style-name="gr2" draw:layer="layout" svg:width="4.164cm" svg:height="0.962cm" svg:x="9.506cm" svg:y="10.222cm">
          <draw:text-box>
            <text:p>memDirtySet</text:p>
          </draw:text-box>
        </draw:frame>
        <draw:frame draw:style-name="gr2" draw:layer="layout" svg:width="5.675cm" svg:height="0.962cm" svg:x="12.618cm" svg:y="1.005cm">
          <draw:text-box>
            <text:p>memBaseAddress</text:p>
          </draw:text-box>
        </draw:frame>
        <draw:line draw:style-name="gr5" draw:text-style-name="P1" draw:layer="layout" svg:x1="14.233cm" svg:y1="1.992cm" svg:x2="14.208cm" svg:y2="5.014cm">
          <text:p/>
        </draw:line>
        <draw:frame draw:style-name="gr2" draw:layer="layout" svg:width="5.59cm" svg:height="0.962cm" svg:x="21.32cm" svg:y="6.004cm">
          <draw:text-box>
            <text:p>axiWriteFromCntrl</text:p>
          </draw:text-box>
        </draw:frame>
      </draw:page>
      <draw:page draw:name="page6" draw:style-name="dp1" draw:master-page-name="Default">
        <draw:rect draw:style-name="gr10" draw:text-style-name="P1" draw:layer="layout" svg:width="18.948cm" svg:height="6.63cm" svg:x="2.041cm" svg:y="7.578cm">
          <text:p/>
        </draw:rect>
        <draw:custom-shape draw:style-name="gr4" draw:text-style-name="P1" draw:layer="layout" svg:width="3.988cm" svg:height="2.057cm" svg:x="3.049cm" svg:y="11.09cm">
          <text:p text:style-name="P1">Input FIFO</text:p>
          <text:p text:style-name="P1">512x7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113cm" svg:y1="12.106cm" svg:x2="9.602cm" svg:y2="12.106cm">
          <text:p/>
        </draw:line>
        <draw:frame draw:style-name="gr2" draw:layer="layout" svg:width="3.707cm" svg:height="0.962cm" svg:x="21.82cm" svg:y="11.038cm">
          <draw:text-box>
            <text:p>ibHdrComp</text:p>
          </draw:text-box>
        </draw:frame>
        <draw:line draw:style-name="gr5" draw:text-style-name="P1" draw:layer="layout" svg:x1="20.27cm" svg:y1="11.598cm" svg:x2="21.769cm" svg:y2="11.622cm">
          <text:p/>
        </draw:line>
        <draw:frame draw:style-name="gr2" draw:layer="layout" svg:width="4.951cm" svg:height="0.962cm" svg:x="9.653cm" svg:y="4.831cm">
          <draw:text-box>
            <text:p>writeDmaId[2:0]</text:p>
          </draw:text-box>
        </draw:frame>
        <draw:custom-shape draw:style-name="gr4" draw:text-style-name="P1" draw:layer="layout" svg:width="10.617cm" svg:height="2.032cm" svg:x="9.628cm" svg:y="11.115cm">
          <text:p text:style-name="P1">Transfer</text:p>
          <text:p text:style-name="P1">State Machin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79cm" svg:height="0.962cm" svg:x="1.5cm" svg:y="14.693cm">
          <draw:text-box>
            <text:p text:style-name="P1">ibHeaderToFifo</text:p>
          </draw:text-box>
        </draw:frame>
        <draw:frame draw:style-name="gr2" draw:text-style-name="P1" draw:layer="layout" svg:width="5.603cm" svg:height="0.962cm" svg:x="3.582cm" svg:y="16.195cm">
          <draw:text-box>
            <text:p text:style-name="P1">ibHeaderFromFifo</text:p>
          </draw:text-box>
        </draw:frame>
        <draw:line draw:style-name="gr5" draw:text-style-name="P1" draw:layer="layout" svg:x1="6.572cm" svg:y1="13.147cm" svg:x2="6.547cm" svg:y2="16.169cm">
          <text:p/>
        </draw:line>
        <draw:frame draw:style-name="gr2" draw:layer="layout" svg:width="3.321cm" svg:height="0.962cm" svg:x="11.645cm" svg:y="6.108cm">
          <draw:text-box>
            <text:p>fifoEnable</text:p>
          </draw:text-box>
        </draw:frame>
        <draw:line draw:style-name="gr5" draw:text-style-name="P1" draw:layer="layout" svg:x1="3.532cm" svg:y1="14.671cm" svg:x2="3.508cm" svg:y2="13.147cm">
          <text:p/>
        </draw:line>
        <draw:frame draw:style-name="gr2" draw:layer="layout" svg:width="5.59cm" svg:height="0.962cm" svg:x="12.345cm" svg:y="14.675cm">
          <draw:text-box>
            <text:p>axiWriteFromCntrl</text:p>
          </draw:text-box>
        </draw:frame>
        <draw:line draw:style-name="gr5" draw:text-style-name="P1" draw:layer="layout" svg:x1="14.73cm" svg:y1="14.671cm" svg:x2="14.706cm" svg:y2="13.147cm">
          <text:p/>
        </draw:line>
        <draw:frame draw:style-name="gr2" draw:layer="layout" svg:width="4.778cm" svg:height="0.962cm" svg:x="17.273cm" svg:y="16.141cm">
          <draw:text-box>
            <text:p>axiWriteToCntrl</text:p>
          </draw:text-box>
        </draw:frame>
        <draw:line draw:style-name="gr5" draw:text-style-name="P1" draw:layer="layout" svg:x1="19.813cm" svg:y1="13.173cm" svg:x2="19.788cm" svg:y2="16.195cm">
          <text:p/>
        </draw:line>
        <draw:line draw:style-name="gr5" draw:text-style-name="P1" draw:layer="layout" svg:x1="6.572cm" svg:y1="5.648cm" svg:x2="6.546cm" svg:y2="8.467cm">
          <text:p/>
        </draw:line>
        <draw:line draw:style-name="gr9" draw:text-style-name="P1" draw:layer="layout" svg:x1="3.665cm" svg:y1="8.518cm" svg:x2="3.641cm" svg:y2="6.994cm">
          <text:p/>
        </draw:line>
        <draw:frame draw:style-name="gr2" draw:layer="layout" svg:width="5.675cm" svg:height="0.962cm" svg:x="15.139cm" svg:y="4.813cm">
          <draw:text-box>
            <text:p>memBaseAddress</text:p>
          </draw:text-box>
        </draw:frame>
        <draw:line draw:style-name="gr5" draw:text-style-name="P1" draw:layer="layout" svg:x1="17.806cm" svg:y1="5.597cm" svg:x2="17.807cm" svg:y2="11.109cm">
          <text:p/>
        </draw:line>
        <draw:frame draw:style-name="gr2" draw:layer="layout" svg:width="4.371cm" svg:height="0.962cm" svg:x="21.211cm" svg:y="11.95cm">
          <draw:text-box>
            <text:p>(qwordToFifo)</text:p>
          </draw:text-box>
        </draw:frame>
        <draw:frame draw:style-name="gr2" draw:text-style-name="P1" draw:layer="layout" svg:width="4.752cm" svg:height="0.962cm" svg:x="1.557cm" svg:y="6.108cm">
          <draw:text-box>
            <text:p text:style-name="P1">headerPtrWrite</text:p>
          </draw:text-box>
        </draw:frame>
        <draw:frame draw:style-name="gr2" draw:text-style-name="P1" draw:layer="layout" svg:width="4.621cm" svg:height="0.962cm" svg:x="4.198cm" svg:y="4.886cm">
          <draw:text-box>
            <text:p text:style-name="P1">headerPtrData</text:p>
          </draw:text-box>
        </draw:frame>
        <draw:line draw:style-name="gr5" draw:text-style-name="P1" draw:layer="layout" svg:x1="10.694cm" svg:y1="5.597cm" svg:x2="10.644cm" svg:y2="11.134cm">
          <text:p/>
        </draw:line>
        <draw:line draw:style-name="gr9" draw:text-style-name="P1" draw:layer="layout" svg:x1="12.93cm" svg:y1="11.134cm" svg:x2="12.879cm" svg:y2="6.994cm">
          <text:p/>
        </draw:line>
        <draw:line draw:style-name="gr6" draw:text-style-name="P1" draw:layer="layout" svg:x1="7.113cm" svg:y1="9.585cm" svg:x2="9.551cm" svg:y2="11.083cm">
          <text:p/>
        </draw:line>
        <draw:rect draw:style-name="gr11" draw:text-style-name="P1" draw:layer="layout" svg:width="3.912cm" svg:height="2.057cm" svg:x="3.209cm" svg:y="8.442cm">
          <text:p text:style-name="P1">Free List</text:p>
          <text:p text:style-name="P1">FIFO</text:p>
          <text:p text:style-name="P1">512x36</text:p>
        </draw:rect>
      </draw:page>
      <draw:page draw:name="page7" draw:style-name="dp1" draw:master-page-name="Default">
        <draw:rect draw:style-name="gr10" draw:text-style-name="P1" draw:layer="layout" svg:width="19.787cm" svg:height="6.934cm" svg:x="6.308cm" svg:y="5.927cm">
          <text:p/>
        </draw:rect>
        <draw:custom-shape draw:style-name="gr4" draw:text-style-name="P1" draw:layer="layout" svg:width="2.566cm" svg:height="2.057cm" svg:x="7.197cm" svg:y="10.169cm">
          <text:p text:style-name="P1">Header</text:p>
          <text:p text:style-name="P1">Rx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817cm" svg:y1="11.16cm" svg:x2="16.112cm" svg:y2="11.163cm">
          <text:p/>
        </draw:line>
        <draw:frame draw:style-name="gr2" draw:layer="layout" svg:width="3.77cm" svg:height="0.962cm" svg:x="20.521cm" svg:y="13.677cm">
          <draw:text-box>
            <text:p>compToFifo</text:p>
          </draw:text-box>
        </draw:frame>
        <draw:frame draw:style-name="gr2" draw:layer="layout" svg:width="5.006cm" svg:height="0.962cm" svg:x="13.993cm" svg:y="4.511cm">
          <draw:text-box>
            <text:p>writeDmaCache</text:p>
          </draw:text-box>
        </draw:frame>
        <draw:custom-shape draw:style-name="gr4" draw:text-style-name="P1" draw:layer="layout" svg:width="4.648cm" svg:height="2.032cm" svg:x="16.138cm" svg:y="10.172cm">
          <text:p text:style-name="P1">Transfer</text:p>
          <text:p text:style-name="P1">State Machin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626cm" svg:height="0.962cm" svg:x="1.87cm" svg:y="10.198cm">
          <draw:text-box>
            <text:p text:style-name="P1">ibPpiToFifo</text:p>
          </draw:text-box>
        </draw:frame>
        <draw:frame draw:style-name="gr2" draw:text-style-name="P1" draw:layer="layout" svg:width="4.439cm" svg:height="0.962cm" svg:x="1.136cm" svg:y="11.239cm">
          <draw:text-box>
            <text:p text:style-name="P1">ibPpiFromFifo</text:p>
          </draw:text-box>
        </draw:frame>
        <draw:line draw:style-name="gr5" draw:text-style-name="P1" draw:layer="layout" svg:x1="7.095cm" svg:y1="11.668cm" svg:x2="5.394cm" svg:y2="11.668cm">
          <text:p/>
        </draw:line>
        <draw:line draw:style-name="gr5" draw:text-style-name="P1" draw:layer="layout" svg:x1="5.343cm" svg:y1="10.677cm" svg:x2="7.171cm" svg:y2="10.677cm">
          <text:p/>
        </draw:line>
        <draw:line draw:style-name="gr5" draw:text-style-name="P1" draw:layer="layout" svg:x1="20.421cm" svg:y1="6.689cm" svg:x2="20.421cm" svg:y2="4.53cm">
          <text:p/>
        </draw:line>
        <draw:frame draw:style-name="gr2" draw:layer="layout" svg:width="7cm" svg:height="0.962cm" svg:x="16.052cm" svg:y="3.568cm">
          <draw:text-box>
            <text:p>axiHpSlaveWriteToArm</text:p>
          </draw:text-box>
        </draw:frame>
        <draw:line draw:style-name="gr5" draw:text-style-name="P1" draw:layer="layout" svg:x1="23.418cm" svg:y1="3.463cm" svg:x2="23.393cm" svg:y2="6.74cm">
          <text:p/>
        </draw:line>
        <draw:line draw:style-name="gr5" draw:text-style-name="P1" draw:layer="layout" svg:x1="12.264cm" svg:y1="4.479cm" svg:x2="12.256cm" svg:y2="7.524cm">
          <text:p/>
        </draw:line>
        <draw:line draw:style-name="gr9" draw:text-style-name="P1" draw:layer="layout" svg:x1="10.175cm" svg:y1="7.575cm" svg:x2="10.169cm" svg:y2="5.622cm">
          <text:p/>
        </draw:line>
        <draw:frame draw:style-name="gr2" draw:text-style-name="P1" draw:layer="layout" svg:width="3.618cm" svg:height="0.962cm" svg:x="8.067cm" svg:y="4.765cm">
          <draw:text-box>
            <text:p text:style-name="P1">ppiPtrWrite</text:p>
          </draw:text-box>
        </draw:frame>
        <draw:frame draw:style-name="gr2" draw:text-style-name="P1" draw:layer="layout" svg:width="3.487cm" svg:height="0.962cm" svg:x="10.522cm" svg:y="3.646cm">
          <draw:text-box>
            <text:p text:style-name="P1">ppiPtrData</text:p>
          </draw:text-box>
        </draw:frame>
        <draw:line draw:style-name="gr5" draw:text-style-name="P1" draw:layer="layout" svg:x1="17.221cm" svg:y1="5.368cm" svg:x2="19.532cm" svg:y2="7.629cm">
          <text:p/>
        </draw:line>
        <draw:line draw:style-name="gr6" draw:text-style-name="P1" draw:layer="layout" svg:x1="13.623cm" svg:y1="8.642cm" svg:x2="16.061cm" svg:y2="10.14cm">
          <text:p/>
        </draw:line>
        <draw:rect draw:style-name="gr11" draw:text-style-name="P1" draw:layer="layout" svg:width="3.912cm" svg:height="2.057cm" svg:x="9.719cm" svg:y="7.499cm">
          <text:p text:style-name="P1">PPI Cntrl</text:p>
          <text:p text:style-name="P1">FIFO</text:p>
          <text:p text:style-name="P1">512x36</text:p>
        </draw:rect>
        <draw:custom-shape draw:style-name="gr4" draw:text-style-name="P1" draw:layer="layout" svg:width="3.988cm" svg:height="2.057cm" svg:x="10.804cm" svg:y="10.118cm">
          <text:p text:style-name="P1">Input FIFO</text:p>
          <text:p text:style-name="P1">512x7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737cm" svg:y1="11.16cm" svg:x2="10.804cm" svg:y2="11.185cm">
          <text:p/>
        </draw:line>
        <draw:frame draw:style-name="gr2" draw:text-style-name="P1" draw:layer="layout" svg:width="5.603cm" svg:height="0.962cm" svg:x="3.296cm" svg:y="13.674cm">
          <draw:text-box>
            <text:p text:style-name="P1">ibHeaderFromFifo</text:p>
          </draw:text-box>
        </draw:frame>
        <draw:frame draw:style-name="gr2" draw:text-style-name="P1" draw:layer="layout" svg:width="4.79cm" svg:height="0.962cm" svg:x="6.577cm" svg:y="15.197cm">
          <draw:text-box>
            <text:p text:style-name="P1">ibHeaderToFifo</text:p>
          </draw:text-box>
        </draw:frame>
        <draw:line draw:style-name="gr5" draw:text-style-name="P1" draw:layer="layout" svg:x1="7.68cm" svg:y1="13.75cm" svg:x2="7.656cm" svg:y2="12.226cm">
          <text:p/>
        </draw:line>
        <draw:line draw:style-name="gr5" draw:text-style-name="P1" draw:layer="layout" svg:x1="9.229cm" svg:y1="12.252cm" svg:x2="9.204cm" svg:y2="15.274cm">
          <text:p/>
        </draw:line>
        <draw:line draw:style-name="gr5" draw:text-style-name="P1" draw:layer="layout" svg:x1="22.564cm" svg:y1="13.674cm" svg:x2="22.539cm" svg:y2="12.252cm">
          <text:p/>
        </draw:line>
        <draw:rect draw:style-name="gr11" draw:text-style-name="P1" draw:layer="layout" svg:width="4.293cm" svg:height="2.057cm" svg:x="19.659cm" svg:y="6.731cm">
          <text:p text:style-name="P1">AxiWriteCntrl</text:p>
        </draw:rect>
        <draw:line draw:style-name="gr6" draw:text-style-name="P1" draw:layer="layout" svg:x1="20.37cm" svg:y1="10.22cm" svg:x2="20.345cm" svg:y2="8.874cm">
          <text:p/>
        </draw:line>
        <draw:frame draw:style-name="gr2" draw:layer="layout" svg:width="7.813cm" svg:height="0.962cm" svg:x="18.897cm" svg:y="2.501cm">
          <draw:text-box>
            <text:p>axiHpSlaveWriteFromArm</text:p>
          </draw:text-box>
        </draw:frame>
        <draw:line draw:style-name="gr5" draw:text-style-name="P1" draw:layer="layout" svg:x1="24.929cm" svg:y1="12.201cm" svg:x2="24.904cm" svg:y2="15.223cm">
          <text:p/>
        </draw:line>
        <draw:frame draw:style-name="gr2" draw:layer="layout" svg:width="4.583cm" svg:height="0.962cm" svg:x="21.506cm" svg:y="15.227cm">
          <draw:text-box>
            <text:p>compFromFifo</text:p>
          </draw:text-box>
        </draw:frame>
        <draw:custom-shape draw:style-name="gr4" draw:text-style-name="P1" draw:layer="layout" svg:width="3.988cm" svg:height="2.057cm" svg:x="21.726cm" svg:y="10.195cm">
          <text:p text:style-name="P1">Completion</text:p>
          <text:p text:style-name="P1">FIFO</text:p>
          <text:p text:style-name="P1">16x36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761cm" svg:y1="11.16cm" svg:x2="21.701cm" svg:y2="11.16cm">
          <text:p/>
        </draw:line>
      </draw:page>
      <draw:page draw:name="page8" draw:style-name="dp1" draw:master-page-name="Default">
        <draw:rect draw:style-name="gr10" draw:text-style-name="P1" draw:layer="layout" svg:width="12.751cm" svg:height="5.766cm" svg:x="8.848cm" svg:y="13.852cm">
          <text:p/>
        </draw:rect>
        <draw:custom-shape draw:style-name="gr4" draw:text-style-name="P1" draw:layer="layout" svg:width="2.362cm" svg:height="2.057cm" svg:x="9.747cm" svg:y="15.41cm">
          <text:p text:style-name="P1">Arbit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109cm" svg:y1="15.762cm" svg:x2="13.404cm" svg:y2="15.765cm">
          <text:p/>
        </draw:line>
        <draw:frame draw:style-name="gr2" draw:text-style-name="P3" draw:layer="layout" svg:width="6.124cm" svg:height="0.962cm" svg:x="1.901cm" svg:y="15.283cm">
          <draw:text-box>
            <text:p text:style-name="P3">axiWriteToCntrl[N:0]</text:p>
          </draw:text-box>
        </draw:frame>
        <draw:line draw:style-name="gr5" draw:text-style-name="P1" draw:layer="layout" svg:x1="9.696cm" svg:y1="17.06cm" svg:x2="7.995cm" svg:y2="17.06cm">
          <text:p/>
        </draw:line>
        <draw:line draw:style-name="gr5" draw:text-style-name="P1" draw:layer="layout" svg:x1="7.919cm" svg:y1="15.841cm" svg:x2="9.747cm" svg:y2="15.841cm">
          <text:p/>
        </draw:line>
        <draw:rect draw:style-name="gr11" draw:text-style-name="P1" draw:layer="layout" svg:width="2.899cm" svg:height="2.057cm" svg:x="13.477cm" svg:y="14.19cm">
          <text:p text:style-name="P1">Address</text:p>
          <text:p text:style-name="P1">FIFO</text:p>
          <text:p text:style-name="P1">512x36</text:p>
        </draw:rect>
        <draw:frame draw:style-name="gr2" draw:text-style-name="P3" draw:layer="layout" svg:width="6.937cm" svg:height="0.962cm" svg:x="1.136cm" svg:y="16.527cm">
          <draw:text-box>
            <text:p text:style-name="P3">axiWriteFromCntrl[N:0]</text:p>
          </draw:text-box>
        </draw:frame>
        <draw:rect draw:style-name="gr11" draw:text-style-name="P1" draw:layer="layout" svg:width="2.899cm" svg:height="2.057cm" svg:x="13.477cm" svg:y="16.781cm">
          <text:p text:style-name="P1">Data</text:p>
          <text:p text:style-name="P1">FIFO</text:p>
          <text:p text:style-name="P1">512x36</text:p>
        </draw:rect>
        <draw:line draw:style-name="gr6" draw:text-style-name="P1" draw:layer="layout" svg:x1="12.109cm" svg:y1="17.108cm" svg:x2="13.404cm" svg:y2="17.111cm">
          <text:p/>
        </draw:line>
        <draw:rect draw:style-name="gr11" draw:text-style-name="P1" draw:layer="layout" svg:width="2.899cm" svg:height="4.039cm" svg:x="17.694cm" svg:y="14.487cm">
          <text:p text:style-name="P1">Address</text:p>
          <text:p text:style-name="P1">/</text:p>
          <text:p text:style-name="P1">Data</text:p>
          <text:p text:style-name="P1">Engine</text:p>
        </draw:rect>
        <draw:line draw:style-name="gr6" draw:text-style-name="P1" draw:layer="layout" svg:x1="16.376cm" svg:y1="15.254cm" svg:x2="17.671cm" svg:y2="15.257cm">
          <text:p/>
        </draw:line>
        <draw:line draw:style-name="gr6" draw:text-style-name="P1" draw:layer="layout" svg:x1="16.402cm" svg:y1="17.873cm" svg:x2="17.697cm" svg:y2="17.876cm">
          <text:p/>
        </draw:line>
        <draw:frame draw:style-name="gr2" draw:text-style-name="P4" draw:layer="layout" svg:width="6.192cm" svg:height="0.962cm" svg:x="22.353cm" svg:y="15.278cm">
          <draw:text-box>
            <text:p text:style-name="P4">axiSlaveWriteToArm</text:p>
          </draw:text-box>
        </draw:frame>
        <draw:frame draw:style-name="gr2" draw:text-style-name="P4" draw:layer="layout" svg:width="7.004cm" svg:height="0.962cm" svg:x="22.329cm" svg:y="16.443cm">
          <draw:text-box>
            <text:p text:style-name="P4">axiSlaveWriteFromArm</text:p>
          </draw:text-box>
        </draw:frame>
        <draw:line draw:style-name="gr5" draw:text-style-name="P1" draw:layer="layout" svg:x1="20.634cm" svg:y1="15.909cm" svg:x2="22.539cm" svg:y2="15.884cm">
          <text:p/>
        </draw:line>
        <draw:line draw:style-name="gr5" draw:text-style-name="P1" draw:layer="layout" svg:x1="22.284cm" svg:y1="17.052cm" svg:x2="20.583cm" svg:y2="17.052cm">
          <text:p/>
        </draw:line>
        <draw:line draw:style-name="gr5" draw:text-style-name="P1" draw:layer="layout" svg:x1="10.88cm" svg:y1="19.288cm" svg:x2="10.905cm" svg:y2="17.51cm">
          <text:p/>
        </draw:line>
        <draw:line draw:style-name="gr12" draw:text-style-name="P1" draw:layer="layout" svg:x1="19.288cm" svg:y1="19.288cm" svg:x2="10.906cm" svg:y2="19.288cm">
          <text:p/>
        </draw:line>
        <draw:line draw:style-name="gr12" draw:text-style-name="P1" draw:layer="layout" svg:x1="19.262cm" svg:y1="18.551cm" svg:x2="19.262cm" svg:y2="19.288cm">
          <text:p/>
        </draw:line>
      </draw:page>
      <draw:page draw:name="page9" draw:style-name="dp1" draw:master-page-name="Default">
        <draw:rect draw:style-name="gr10" draw:text-style-name="P1" draw:layer="layout" svg:width="12.751cm" svg:height="4.597cm" svg:x="8.061cm" svg:y="7.096cm">
          <text:p/>
        </draw:rect>
        <draw:custom-shape draw:style-name="gr4" draw:text-style-name="P1" draw:layer="layout" svg:width="2.362cm" svg:height="2.057cm" svg:x="8.899cm" svg:y="8.654cm">
          <text:p text:style-name="P1">Arbit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261cm" svg:y1="9.006cm" svg:x2="12.556cm" svg:y2="9.009cm">
          <text:p/>
        </draw:line>
        <draw:frame draw:style-name="gr2" draw:text-style-name="P3" draw:layer="layout" svg:width="6.175cm" svg:height="0.962cm" svg:x="1.053cm" svg:y="8.527cm">
          <draw:text-box>
            <text:p text:style-name="P3">axiReadToCntrl[N:0]</text:p>
          </draw:text-box>
        </draw:frame>
        <draw:line draw:style-name="gr5" draw:text-style-name="P1" draw:layer="layout" svg:x1="8.848cm" svg:y1="10.304cm" svg:x2="7.147cm" svg:y2="10.304cm">
          <text:p/>
        </draw:line>
        <draw:line draw:style-name="gr5" draw:text-style-name="P1" draw:layer="layout" svg:x1="7.071cm" svg:y1="9.085cm" svg:x2="8.899cm" svg:y2="9.085cm">
          <text:p/>
        </draw:line>
        <draw:rect draw:style-name="gr11" draw:text-style-name="P1" draw:layer="layout" svg:width="2.899cm" svg:height="2.057cm" svg:x="12.629cm" svg:y="7.434cm">
          <text:p text:style-name="P1">Address</text:p>
          <text:p text:style-name="P1">FIFO</text:p>
          <text:p text:style-name="P1">512x36</text:p>
        </draw:rect>
        <draw:frame draw:style-name="gr2" draw:text-style-name="P3" draw:layer="layout" svg:width="6.987cm" svg:height="0.962cm" svg:x="0.288cm" svg:y="9.771cm">
          <draw:text-box>
            <text:p text:style-name="P3">axiReadFromCntrl[N:0]</text:p>
          </draw:text-box>
        </draw:frame>
        <draw:line draw:style-name="gr6" draw:text-style-name="P1" draw:layer="layout" svg:x1="11.261cm" svg:y1="10.352cm" svg:x2="16.849cm" svg:y2="10.347cm">
          <text:p/>
        </draw:line>
        <draw:rect draw:style-name="gr11" draw:text-style-name="P1" draw:layer="layout" svg:width="2.899cm" svg:height="3.429cm" svg:x="16.846cm" svg:y="7.731cm">
          <text:p text:style-name="P1">Address</text:p>
          <text:p text:style-name="P1">/</text:p>
          <text:p text:style-name="P1">Data</text:p>
          <text:p text:style-name="P1">Engine</text:p>
        </draw:rect>
        <draw:line draw:style-name="gr6" draw:text-style-name="P1" draw:layer="layout" svg:x1="15.528cm" svg:y1="8.498cm" svg:x2="16.823cm" svg:y2="8.501cm">
          <text:p/>
        </draw:line>
        <draw:frame draw:style-name="gr2" draw:text-style-name="P4" draw:layer="layout" svg:width="6.242cm" svg:height="0.962cm" svg:x="21.505cm" svg:y="8.522cm">
          <draw:text-box>
            <text:p text:style-name="P4">axiSlaveReadToArm</text:p>
          </draw:text-box>
        </draw:frame>
        <draw:frame draw:style-name="gr2" draw:text-style-name="P4" draw:layer="layout" svg:width="7.055cm" svg:height="0.962cm" svg:x="21.481cm" svg:y="9.687cm">
          <draw:text-box>
            <text:p text:style-name="P4">axiSlaveReadFromArm</text:p>
          </draw:text-box>
        </draw:frame>
        <draw:line draw:style-name="gr5" draw:text-style-name="P1" draw:layer="layout" svg:x1="19.786cm" svg:y1="9.153cm" svg:x2="21.691cm" svg:y2="9.128cm">
          <text:p/>
        </draw:line>
        <draw:line draw:style-name="gr5" draw:text-style-name="P1" draw:layer="layout" svg:x1="21.436cm" svg:y1="10.296cm" svg:x2="19.735cm" svg:y2="10.296cm">
          <text:p/>
        </draw:line>
      </draw:page>
      <draw:page draw:name="page10" draw:style-name="dp1" draw:master-page-name="Default">
        <draw:rect draw:style-name="gr10" draw:text-style-name="P1" draw:layer="layout" svg:width="19.508cm" svg:height="8.154cm" svg:x="1.304cm" svg:y="4.555cm">
          <text:p/>
        </draw:rect>
        <draw:custom-shape draw:style-name="gr4" draw:text-style-name="P1" draw:layer="layout" svg:width="12.954cm" svg:height="1.93cm" svg:x="1.762cm" svg:y="5.089cm">
          <text:p text:style-name="P1">ArmRceG3ObHeaderFifo</text:p>
          <text:p text:style-name="P1">x4</text:p>
          <draw:enhanced-geometry svg:viewBox="0 0 21600 21600" draw:type="rectangle" draw:enhanced-path="M 0 0 L 21600 0 21600 21600 0 21600 0 0 Z N"/>
        </draw:custom-shape>
        <draw:frame draw:style-name="gr2" draw:layer="layout" svg:width="4.663cm" svg:height="0.962cm" svg:x="3.458cm" svg:y="15.939cm">
          <draw:text-box>
            <text:p>ObHeader[3:0]</text:p>
          </draw:text-box>
        </draw:frame>
        <draw:line draw:style-name="gr6" draw:text-style-name="P1" draw:layer="layout" svg:x1="10.829cm" svg:y1="11.11cm" svg:x2="10.804cm" svg:y2="15.248cm">
          <text:p/>
        </draw:line>
        <draw:custom-shape draw:style-name="gr4" draw:text-style-name="P1" draw:layer="layout" svg:width="7.112cm" svg:height="1.93cm" svg:x="5.724cm" svg:y="9.154cm">
          <text:p text:style-name="P1">ArmRceG3AxiReadCntrl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29cm" svg:y1="7.071cm" svg:x2="8.29cm" svg:y2="9.179cm">
          <text:p/>
        </draw:line>
        <draw:frame draw:style-name="gr13" draw:layer="layout" svg:width="2.78cm" svg:height="1.673cm" svg:x="16.896cm" svg:y="15.198cm">
          <draw:text-box>
            <text:p>FreeList</text:p>
            <text:p>Read</text:p>
          </draw:text-box>
        </draw:frame>
        <draw:frame draw:style-name="gr2" draw:text-style-name="P1" draw:layer="layout" svg:width="3.448cm" svg:height="1.673cm" svg:x="1.292cm" svg:y="14.183cm">
          <draw:text-box>
            <text:p text:style-name="P1">Header Tx</text:p>
            <text:p text:style-name="P1">Write[3:0]</text:p>
          </draw:text-box>
        </draw:frame>
        <draw:frame draw:style-name="gr2" draw:layer="layout" svg:width="3.11cm" svg:height="0.962cm" svg:x="9.316cm" svg:y="15.225cm">
          <draw:text-box>
            <text:p>AcpRead</text:p>
          </draw:text-box>
        </draw:frame>
        <draw:line draw:style-name="gr9" draw:text-style-name="P1" draw:layer="layout" svg:x1="5.236cm" svg:y1="16.037cm" svg:x2="5.267cm" svg:y2="7.097cm">
          <text:p/>
        </draw:line>
        <draw:frame draw:style-name="gr2" draw:layer="layout" svg:width="2.339cm" svg:height="0.962cm" svg:x="6.201cm" svg:y="14.161cm">
          <draw:text-box>
            <text:p>Config</text:p>
          </draw:text-box>
        </draw:frame>
        <draw:line draw:style-name="gr5" draw:text-style-name="P1" draw:layer="layout" svg:x1="7.319cm" svg:y1="14.132cm" svg:x2="7.35cm" svg:y2="11.084cm">
          <text:p/>
        </draw:line>
        <draw:line draw:style-name="gr5" draw:text-style-name="P1" draw:layer="layout" svg:x1="3.057cm" svg:y1="14.234cm" svg:x2="3.057cm" svg:y2="7.071cm">
          <text:p/>
        </draw:line>
        <draw:line draw:style-name="gr5" draw:text-style-name="P1" draw:layer="layout" svg:x1="18.297cm" svg:y1="8.01cm" svg:x2="18.297cm" svg:y2="15.224cm">
          <text:p/>
        </draw:line>
        <draw:frame draw:style-name="gr2" draw:layer="layout" svg:width="2.339cm" svg:height="0.962cm" svg:x="12.61cm" svg:y="15.94cm">
          <draw:text-box>
            <text:p>Config</text:p>
          </draw:text-box>
        </draw:frame>
        <draw:line draw:style-name="gr5" draw:text-style-name="P1" draw:layer="layout" svg:x1="13.784cm" svg:y1="15.96cm" svg:x2="13.815cm" svg:y2="7.02cm">
          <text:p/>
        </draw:line>
        <draw:custom-shape draw:style-name="gr4" draw:text-style-name="P1" draw:layer="layout" svg:width="3.607cm" svg:height="2.972cm" svg:x="16.493cm" svg:y="5.038cm">
          <text:p text:style-name="P1">Free List</text:p>
          <text:p text:style-name="P1">FIFOs</text:p>
          <text:p text:style-name="P1">18x1024</text:p>
          <text:p text:style-name="P1">(4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741cm" svg:y1="5.978cm" svg:x2="16.494cm" svg:y2="5.978cm">
          <text:p/>
        </draw:line>
      </draw:page>
      <draw:page draw:name="page11" draw:style-name="dp1" draw:master-page-name="Default">
        <draw:rect draw:style-name="gr10" draw:text-style-name="P1" draw:layer="layout" svg:width="18.948cm" svg:height="6.63cm" svg:x="1.939cm" svg:y="7.603cm">
          <text:p/>
        </draw:rect>
        <draw:custom-shape draw:style-name="gr4" draw:text-style-name="P1" draw:layer="layout" svg:width="3.988cm" svg:height="2.057cm" svg:x="3.05cm" svg:y="11.09cm">
          <text:p text:style-name="P1">Output FIFO</text:p>
          <text:p text:style-name="P1">512x7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114cm" svg:y1="12.106cm" svg:x2="9.603cm" svg:y2="12.106cm">
          <text:p/>
        </draw:line>
        <draw:frame draw:style-name="gr2" draw:layer="layout" svg:width="4.122cm" svg:height="0.962cm" svg:x="21.821cm" svg:y="11.038cm">
          <draw:text-box>
            <text:p>freePtrToFifo</text:p>
          </draw:text-box>
        </draw:frame>
        <draw:line draw:style-name="gr5" draw:text-style-name="P1" draw:layer="layout" svg:x1="20.271cm" svg:y1="11.598cm" svg:x2="21.77cm" svg:y2="11.622cm">
          <text:p/>
        </draw:line>
        <draw:frame draw:style-name="gr2" draw:layer="layout" svg:width="4.888cm" svg:height="0.962cm" svg:x="8.93cm" svg:y="4.784cm">
          <draw:text-box>
            <text:p>readDmaId[2:0]</text:p>
          </draw:text-box>
        </draw:frame>
        <draw:custom-shape draw:style-name="gr4" draw:text-style-name="P1" draw:layer="layout" svg:width="10.617cm" svg:height="2.032cm" svg:x="9.629cm" svg:y="11.115cm">
          <text:p text:style-name="P1">Transfer</text:p>
          <text:p text:style-name="P1">State Machin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002cm" svg:height="0.962cm" svg:x="1.501cm" svg:y="14.693cm">
          <draw:text-box>
            <text:p text:style-name="P1">obHeaderToFifo</text:p>
          </draw:text-box>
        </draw:frame>
        <draw:frame draw:style-name="gr2" draw:text-style-name="P1" draw:layer="layout" svg:width="5.815cm" svg:height="0.962cm" svg:x="3.583cm" svg:y="16.195cm">
          <draw:text-box>
            <text:p text:style-name="P1">obHeaderFromFifo</text:p>
          </draw:text-box>
        </draw:frame>
        <draw:line draw:style-name="gr5" draw:text-style-name="P1" draw:layer="layout" svg:x1="6.573cm" svg:y1="13.147cm" svg:x2="6.548cm" svg:y2="16.169cm">
          <text:p/>
        </draw:line>
        <draw:frame draw:style-name="gr2" draw:layer="layout" svg:width="3.321cm" svg:height="0.962cm" svg:x="11.646cm" svg:y="6.108cm">
          <draw:text-box>
            <text:p>fifoEnable</text:p>
          </draw:text-box>
        </draw:frame>
        <draw:line draw:style-name="gr5" draw:text-style-name="P1" draw:layer="layout" svg:x1="3.533cm" svg:y1="14.671cm" svg:x2="3.509cm" svg:y2="13.147cm">
          <text:p/>
        </draw:line>
        <draw:frame draw:style-name="gr2" draw:layer="layout" svg:width="5.641cm" svg:height="0.962cm" svg:x="12.346cm" svg:y="14.675cm">
          <draw:text-box>
            <text:p>axiReadFromCntrl</text:p>
          </draw:text-box>
        </draw:frame>
        <draw:line draw:style-name="gr5" draw:text-style-name="P1" draw:layer="layout" svg:x1="14.731cm" svg:y1="14.671cm" svg:x2="14.707cm" svg:y2="13.147cm">
          <text:p/>
        </draw:line>
        <draw:frame draw:style-name="gr2" draw:layer="layout" svg:width="4.828cm" svg:height="0.962cm" svg:x="17.274cm" svg:y="16.141cm">
          <draw:text-box>
            <text:p>axiReadToCntrl</text:p>
          </draw:text-box>
        </draw:frame>
        <draw:line draw:style-name="gr5" draw:text-style-name="P1" draw:layer="layout" svg:x1="19.814cm" svg:y1="13.173cm" svg:x2="19.789cm" svg:y2="16.195cm">
          <text:p/>
        </draw:line>
        <draw:line draw:style-name="gr5" draw:text-style-name="P1" draw:layer="layout" svg:x1="6.573cm" svg:y1="5.648cm" svg:x2="6.547cm" svg:y2="8.467cm">
          <text:p/>
        </draw:line>
        <draw:line draw:style-name="gr9" draw:text-style-name="P1" draw:layer="layout" svg:x1="3.666cm" svg:y1="8.518cm" svg:x2="3.642cm" svg:y2="6.994cm">
          <text:p/>
        </draw:line>
        <draw:frame draw:style-name="gr2" draw:layer="layout" svg:width="5.675cm" svg:height="0.962cm" svg:x="15.14cm" svg:y="4.813cm">
          <draw:text-box>
            <text:p>memBaseAddress</text:p>
          </draw:text-box>
        </draw:frame>
        <draw:line draw:style-name="gr5" draw:text-style-name="P1" draw:layer="layout" svg:x1="17.807cm" svg:y1="5.597cm" svg:x2="17.808cm" svg:y2="11.109cm">
          <text:p/>
        </draw:line>
        <draw:frame draw:style-name="gr2" draw:text-style-name="P1" draw:layer="layout" svg:width="4.752cm" svg:height="0.962cm" svg:x="1.558cm" svg:y="6.108cm">
          <draw:text-box>
            <text:p text:style-name="P1">headerPtrWrite</text:p>
          </draw:text-box>
        </draw:frame>
        <draw:frame draw:style-name="gr2" draw:text-style-name="P1" draw:layer="layout" svg:width="4.621cm" svg:height="0.962cm" svg:x="4.199cm" svg:y="4.886cm">
          <draw:text-box>
            <text:p text:style-name="P1">headerPtrData</text:p>
          </draw:text-box>
        </draw:frame>
        <draw:line draw:style-name="gr5" draw:text-style-name="P1" draw:layer="layout" svg:x1="10.695cm" svg:y1="5.597cm" svg:x2="10.645cm" svg:y2="11.134cm">
          <text:p/>
        </draw:line>
        <draw:line draw:style-name="gr9" draw:text-style-name="P1" draw:layer="layout" svg:x1="12.931cm" svg:y1="11.134cm" svg:x2="12.88cm" svg:y2="6.994cm">
          <text:p/>
        </draw:line>
        <draw:line draw:style-name="gr6" draw:text-style-name="P1" draw:layer="layout" svg:x1="7.114cm" svg:y1="9.585cm" svg:x2="9.552cm" svg:y2="11.083cm">
          <text:p/>
        </draw:line>
        <draw:rect draw:style-name="gr11" draw:text-style-name="P1" draw:layer="layout" svg:width="3.912cm" svg:height="2.057cm" svg:x="3.21cm" svg:y="8.442cm">
          <text:p text:style-name="P1">Transmit List</text:p>
          <text:p text:style-name="P1">FIFO</text:p>
          <text:p text:style-name="P1">512x36</text:p>
        </draw:rect>
      </draw:page>
      <draw:page draw:name="page12" draw:style-name="dp1" draw:master-page-name="Default">
        <draw:rect draw:style-name="gr10" draw:text-style-name="P1" draw:layer="layout" svg:width="17.679cm" svg:height="6.934cm" svg:x="8.822cm" svg:y="5.978cm">
          <text:p/>
        </draw:rect>
        <draw:line draw:style-name="gr6" draw:text-style-name="P1" draw:layer="layout" svg:x1="13.725cm" svg:y1="11.16cm" svg:x2="15.02cm" svg:y2="11.163cm">
          <text:p/>
        </draw:line>
        <draw:frame draw:style-name="gr2" draw:layer="layout" svg:width="3.77cm" svg:height="0.962cm" svg:x="20.521cm" svg:y="13.677cm">
          <draw:text-box>
            <text:p>compToFifo</text:p>
          </draw:text-box>
        </draw:frame>
        <draw:frame draw:style-name="gr2" draw:layer="layout" svg:width="4.943cm" svg:height="0.962cm" svg:x="13.993cm" svg:y="4.511cm">
          <draw:text-box>
            <text:p>readDmaCache</text:p>
          </draw:text-box>
        </draw:frame>
        <draw:custom-shape draw:style-name="gr4" draw:text-style-name="P1" draw:layer="layout" svg:width="5.74cm" svg:height="2.032cm" svg:x="15.046cm" svg:y="10.172cm">
          <text:p text:style-name="P1">Transfer</text:p>
          <text:p text:style-name="P1">State Machin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38cm" svg:height="0.962cm" svg:x="4.47cm" svg:y="10.198cm">
          <draw:text-box>
            <text:p text:style-name="P1">obPpiToFifo</text:p>
          </draw:text-box>
        </draw:frame>
        <draw:frame draw:style-name="gr2" draw:text-style-name="P1" draw:layer="layout" svg:width="4.651cm" svg:height="0.962cm" svg:x="3.736cm" svg:y="11.239cm">
          <draw:text-box>
            <text:p text:style-name="P1">obPpiFromFifo</text:p>
          </draw:text-box>
        </draw:frame>
        <draw:line draw:style-name="gr5" draw:text-style-name="P1" draw:layer="layout" svg:x1="9.695cm" svg:y1="11.668cm" svg:x2="7.994cm" svg:y2="11.668cm">
          <text:p/>
        </draw:line>
        <draw:line draw:style-name="gr5" draw:text-style-name="P1" draw:layer="layout" svg:x1="7.943cm" svg:y1="10.677cm" svg:x2="9.771cm" svg:y2="10.677cm">
          <text:p/>
        </draw:line>
        <draw:line draw:style-name="gr5" draw:text-style-name="P1" draw:layer="layout" svg:x1="20.421cm" svg:y1="6.689cm" svg:x2="20.421cm" svg:y2="4.53cm">
          <text:p/>
        </draw:line>
        <draw:frame draw:style-name="gr2" draw:layer="layout" svg:width="7.051cm" svg:height="0.962cm" svg:x="16.052cm" svg:y="3.568cm">
          <draw:text-box>
            <text:p>axiHpSlaveReadToArm</text:p>
          </draw:text-box>
        </draw:frame>
        <draw:line draw:style-name="gr5" draw:text-style-name="P1" draw:layer="layout" svg:x1="23.418cm" svg:y1="3.463cm" svg:x2="23.393cm" svg:y2="6.74cm">
          <text:p/>
        </draw:line>
        <draw:line draw:style-name="gr5" draw:text-style-name="P1" draw:layer="layout" svg:x1="12.264cm" svg:y1="4.479cm" svg:x2="12.256cm" svg:y2="7.524cm">
          <text:p/>
        </draw:line>
        <draw:line draw:style-name="gr9" draw:text-style-name="P1" draw:layer="layout" svg:x1="10.175cm" svg:y1="7.575cm" svg:x2="10.169cm" svg:y2="5.622cm">
          <text:p/>
        </draw:line>
        <draw:frame draw:style-name="gr2" draw:text-style-name="P1" draw:layer="layout" svg:width="3.618cm" svg:height="0.962cm" svg:x="8.067cm" svg:y="4.765cm">
          <draw:text-box>
            <text:p text:style-name="P1">ppiPtrWrite</text:p>
          </draw:text-box>
        </draw:frame>
        <draw:frame draw:style-name="gr2" draw:text-style-name="P1" draw:layer="layout" svg:width="3.487cm" svg:height="0.962cm" svg:x="10.522cm" svg:y="3.646cm">
          <draw:text-box>
            <text:p text:style-name="P1">ppiPtrData</text:p>
          </draw:text-box>
        </draw:frame>
        <draw:line draw:style-name="gr5" draw:text-style-name="P1" draw:layer="layout" svg:x1="17.221cm" svg:y1="5.368cm" svg:x2="19.532cm" svg:y2="7.629cm">
          <text:p/>
        </draw:line>
        <draw:line draw:style-name="gr6" draw:text-style-name="P1" draw:layer="layout" svg:x1="13.623cm" svg:y1="8.642cm" svg:x2="15.046cm" svg:y2="10.144cm">
          <text:p/>
        </draw:line>
        <draw:rect draw:style-name="gr11" draw:text-style-name="P1" draw:layer="layout" svg:width="3.912cm" svg:height="2.057cm" svg:x="9.719cm" svg:y="7.499cm">
          <text:p text:style-name="P1">PPI Cntrl</text:p>
          <text:p text:style-name="P1">FIFO</text:p>
          <text:p text:style-name="P1">512x36</text:p>
        </draw:rect>
        <draw:custom-shape draw:style-name="gr4" draw:text-style-name="P1" draw:layer="layout" svg:width="3.988cm" svg:height="2.057cm" svg:x="9.704cm" svg:y="10.118cm">
          <text:p text:style-name="P1">Output FIFO</text:p>
          <text:p text:style-name="P1">512x72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815cm" svg:height="0.962cm" svg:x="10.956cm" svg:y="13.7cm">
          <draw:text-box>
            <text:p text:style-name="P1">obHeaderFromFifo</text:p>
          </draw:text-box>
        </draw:frame>
        <draw:frame draw:style-name="gr2" draw:text-style-name="P1" draw:layer="layout" svg:width="5.002cm" svg:height="0.962cm" svg:x="14.777cm" svg:y="15.197cm">
          <draw:text-box>
            <text:p text:style-name="P1">obHeaderToFifo</text:p>
          </draw:text-box>
        </draw:frame>
        <draw:line draw:style-name="gr5" draw:text-style-name="P1" draw:layer="layout" svg:x1="15.88cm" svg:y1="13.75cm" svg:x2="15.856cm" svg:y2="12.226cm">
          <text:p/>
        </draw:line>
        <draw:line draw:style-name="gr5" draw:text-style-name="P1" draw:layer="layout" svg:x1="17.429cm" svg:y1="12.252cm" svg:x2="17.404cm" svg:y2="15.274cm">
          <text:p/>
        </draw:line>
        <draw:line draw:style-name="gr5" draw:text-style-name="P1" draw:layer="layout" svg:x1="22.564cm" svg:y1="13.674cm" svg:x2="22.539cm" svg:y2="12.252cm">
          <text:p/>
        </draw:line>
        <draw:rect draw:style-name="gr11" draw:text-style-name="P1" draw:layer="layout" svg:width="4.293cm" svg:height="2.057cm" svg:x="19.659cm" svg:y="6.731cm">
          <text:p text:style-name="P1">AxiReadCntrl</text:p>
        </draw:rect>
        <draw:line draw:style-name="gr6" draw:text-style-name="P1" draw:layer="layout" svg:x1="20.37cm" svg:y1="10.22cm" svg:x2="20.345cm" svg:y2="8.874cm">
          <text:p/>
        </draw:line>
        <draw:frame draw:style-name="gr2" draw:layer="layout" svg:width="7.864cm" svg:height="0.962cm" svg:x="18.897cm" svg:y="2.501cm">
          <draw:text-box>
            <text:p>axiHpSlaveReadFromArm</text:p>
          </draw:text-box>
        </draw:frame>
        <draw:line draw:style-name="gr5" draw:text-style-name="P1" draw:layer="layout" svg:x1="24.929cm" svg:y1="12.201cm" svg:x2="24.904cm" svg:y2="15.223cm">
          <text:p/>
        </draw:line>
        <draw:frame draw:style-name="gr2" draw:layer="layout" svg:width="4.583cm" svg:height="0.962cm" svg:x="21.506cm" svg:y="15.227cm">
          <draw:text-box>
            <text:p>compFromFifo</text:p>
          </draw:text-box>
        </draw:frame>
        <draw:custom-shape draw:style-name="gr4" draw:text-style-name="P1" draw:layer="layout" svg:width="3.988cm" svg:height="2.057cm" svg:x="21.726cm" svg:y="10.195cm">
          <text:p text:style-name="P1">Completion</text:p>
          <text:p text:style-name="P1">FIFO</text:p>
          <text:p text:style-name="P1">16x36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761cm" svg:y1="11.16cm" svg:x2="21.701cm" svg:y2="11.16cm">
          <text:p/>
        </draw:line>
      </draw:page>
      <draw:page draw:name="page13" draw:style-name="dp1" draw:master-page-name="Default">
        <draw:rect draw:style-name="gr10" draw:text-style-name="P1" draw:layer="layout" svg:width="11.684cm" svg:height="6.68cm" svg:x="8.62cm" svg:y="3.565cm">
          <text:p/>
        </draw:rect>
        <draw:frame draw:style-name="gr2" draw:layer="layout" svg:width="5.015cm" svg:height="0.962cm" svg:x="2.586cm" svg:y="6.181cm">
          <draw:text-box>
            <text:p>compToFifo[7:0]</text:p>
          </draw:text-box>
        </draw:frame>
        <draw:custom-shape draw:style-name="gr4" draw:text-style-name="P1" draw:layer="layout" svg:width="3.988cm" svg:height="2.057cm" svg:x="9.774cm" svg:y="6.333cm">
          <text:p text:style-name="P1">Completion</text:p>
          <text:p text:style-name="P1">Engin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63cm" svg:y1="7.883cm" svg:x2="9.749cm" svg:y2="7.883cm">
          <text:p/>
        </draw:line>
        <draw:line draw:style-name="gr5" draw:text-style-name="P1" draw:layer="layout" svg:x1="9.774cm" svg:y1="6.79cm" svg:x2="7.437cm" svg:y2="6.765cm">
          <text:p/>
        </draw:line>
        <draw:frame draw:style-name="gr2" draw:layer="layout" svg:width="5.828cm" svg:height="0.962cm" svg:x="1.762cm" svg:y="7.298cm">
          <draw:text-box>
            <text:p>compFromFifo[7:0]</text:p>
          </draw:text-box>
        </draw:frame>
        <draw:frame draw:style-name="gr2" draw:layer="layout" svg:width="4.977cm" svg:height="1.673cm" svg:x="14.563cm" svg:y="10.906cm">
          <draw:text-box>
            <text:p>Local Bus Read</text:p>
            <text:p>Signals</text:p>
          </draw:text-box>
        </draw:frame>
        <draw:custom-shape draw:style-name="gr4" draw:text-style-name="P1" draw:layer="layout" svg:width="3.988cm" svg:height="2.057cm" svg:x="15.249cm" svg:y="4.073cm">
          <text:p text:style-name="P1">Completion</text:p>
          <text:p text:style-name="P1">FIFOs (11)</text:p>
          <text:p text:style-name="P1">36 x 51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922cm" svg:y1="5.064cm" svg:x2="15.328cm" svg:y2="5.073cm">
          <text:p/>
        </draw:line>
        <draw:line draw:style-name="gr5" draw:text-style-name="P1" draw:layer="layout" svg:x1="11.896cm" svg:y1="5.089cm" svg:x2="11.896cm" svg:y2="6.283cm">
          <text:p/>
        </draw:line>
        <draw:custom-shape draw:style-name="gr4" draw:text-style-name="P1" draw:layer="layout" svg:width="3.988cm" svg:height="2.057cm" svg:x="15.224cm" svg:y="7.35cm">
          <text:p text:style-name="P1">Read</text:p>
          <text:p text:style-name="P1">Control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05cm" svg:y1="6.105cm" svg:x2="17.205cm" svg:y2="7.299cm">
          <text:p/>
        </draw:line>
        <draw:line draw:style-name="gr5" draw:text-style-name="P1" draw:layer="layout" svg:x1="17.206cm" svg:y1="11.007cm" svg:x2="17.232cm" svg:y2="9.432cm">
          <text:p/>
        </draw:line>
      </draw:page>
      <draw:page draw:name="page14" draw:style-name="dp1" draw:master-page-name="Default">
        <draw:rect draw:style-name="gr10" draw:text-style-name="P1" draw:layer="layout" svg:width="16.662cm" svg:height="4.953cm" svg:x="3.667cm" svg:y="5.724cm">
          <text:p/>
        </draw:rect>
        <draw:custom-shape draw:style-name="gr4" draw:text-style-name="P1" draw:layer="layout" svg:width="3.988cm" svg:height="2.057cm" svg:x="4.124cm" svg:y="7.715cm">
          <text:p text:style-name="P1">I2C</text:p>
          <text:p text:style-name="P1">Slav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089cm" svg:y1="11.363cm" svg:x2="5.089cm" svg:y2="9.788cm">
          <text:p/>
        </draw:line>
        <draw:line draw:style-name="gr5" draw:text-style-name="P1" draw:layer="layout" svg:x1="21.04cm" svg:y1="8.34cm" svg:x2="19.44cm" svg:y2="8.34cm">
          <text:p/>
        </draw:line>
        <draw:frame draw:style-name="gr2" draw:layer="layout" svg:width="2.551cm" svg:height="0.962cm" svg:x="3.565cm" svg:y="11.414cm">
          <draw:text-box>
            <text:p>i2cSCL</text:p>
          </draw:text-box>
        </draw:frame>
        <draw:frame draw:style-name="gr2" draw:layer="layout" svg:width="3.025cm" svg:height="0.962cm" svg:x="20.91cm" svg:y="8.848cm">
          <draw:text-box>
            <text:p>bsiToFifo</text:p>
          </draw:text-box>
        </draw:frame>
        <draw:frame draw:style-name="gr2" draw:layer="layout" svg:width="3.838cm" svg:height="0.962cm" svg:x="20.886cm" svg:y="7.756cm">
          <draw:text-box>
            <text:p>bsiFromFifo</text:p>
          </draw:text-box>
        </draw:frame>
        <draw:line draw:style-name="gr5" draw:text-style-name="P1" draw:layer="layout" svg:x1="8.112cm" svg:y1="9.305cm" svg:x2="15.376cm" svg:y2="9.331cm">
          <text:p/>
        </draw:line>
        <draw:line draw:style-name="gr5" draw:text-style-name="P1" draw:layer="layout" svg:x1="10.144cm" svg:y1="8.145cm" svg:x2="8.137cm" svg:y2="8.12cm">
          <text:p/>
        </draw:line>
        <draw:frame draw:style-name="gr2" draw:layer="layout" svg:width="2.623cm" svg:height="0.962cm" svg:x="6.257cm" svg:y="11.414cm">
          <draw:text-box>
            <text:p>i2cSDA</text:p>
          </draw:text-box>
        </draw:frame>
        <draw:line draw:style-name="gr5" draw:text-style-name="P1" draw:layer="layout" svg:x1="7.289cm" svg:y1="11.364cm" svg:x2="7.289cm" svg:y2="9.789cm">
          <text:p/>
        </draw:line>
        <draw:custom-shape draw:style-name="gr4" draw:text-style-name="P1" draw:layer="layout" svg:width="3.988cm" svg:height="2.057cm" svg:x="10.169cm" svg:y="6.486cm">
          <text:p text:style-name="P1">I2C</text:p>
          <text:p text:style-name="P1">BRAM</text:p>
          <text:p text:style-name="P1">2KByt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176cm" svg:y1="9.33cm" svg:x2="12.176cm" svg:y2="8.569cm">
          <text:p/>
        </draw:line>
        <draw:custom-shape draw:style-name="gr4" draw:text-style-name="P1" draw:layer="layout" svg:width="3.988cm" svg:height="2.057cm" svg:x="15.401cm" svg:y="7.805cm">
          <text:p text:style-name="P1">FIFO</text:p>
          <text:p text:style-name="P1">Writ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44cm" svg:y1="9.432cm" svg:x2="21.091cm" svg:y2="9.433cm">
          <text:p/>
        </draw:line>
        <draw:line draw:style-name="gr5" draw:text-style-name="P1" draw:layer="layout" svg:x1="11.16cm" svg:y1="6.461cm" svg:x2="11.16cm" svg:y2="4.886cm">
          <text:p/>
        </draw:line>
        <draw:line draw:style-name="gr9" draw:text-style-name="P1" draw:layer="layout" svg:x1="13.217cm" svg:y1="6.435cm" svg:x2="13.217cm" svg:y2="4.86cm">
          <text:p/>
        </draw:line>
        <draw:frame draw:style-name="gr14" draw:layer="layout" svg:width="2.894cm" svg:height="1.016cm" svg:x="10.729cm" svg:y="3.844cm">
          <draw:text-box>
            <text:p>localB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7-11T17:38:13</meta:creation-date>
    <dc:date>2013-11-05T17:10:30</dc:date>
    <meta:editing-duration>PT07H19M49S</meta:editing-duration>
    <meta:editing-cycles>32</meta:editing-cycles>
    <meta:generator>OpenOffice.org/3.1$Unix OpenOffice.org_project/310m19$Build-9420</meta:generator>
    <meta:document-statistic meta:object-count="472"/>
  </office:meta>
</office:document-meta>
</file>